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color="#000000" loext:opacity="100%" fo:letter-spacing="normal" loext:padding="0cm" loext:border="none"/>
    </style:style>
    <style:style style:name="P2" style:family="paragraph" style:parent-style-name="Standard">
      <style:paragraph-properties fo:margin-left="0cm" fo:margin-right="0cm" fo:line-height="150%" fo:text-indent="0cm" style:auto-text-indent="false"/>
      <style:text-properties fo:font-variant="normal" fo:text-transform="none" fo:color="#000000" loext:opacity="100%" fo:letter-spacing="normal" style:font-name-complex="rem" style:font-size-complex="10.5pt" style:font-style-complex="normal" style:font-weight-complex="normal" loext:padding="0cm" loext:border="none"/>
    </style:style>
    <style:style style:name="P3" style:family="paragraph" style:parent-style-name="Standard">
      <style:paragraph-properties fo:margin-left="0cm" fo:margin-right="0cm" fo:text-indent="0cm" style:auto-text-indent="false"/>
      <style:text-properties fo:color="#000000" loext:opacity="100%"/>
    </style:style>
    <style:style style:name="P4" style:family="paragraph" style:parent-style-name="Standard">
      <style:text-properties fo:color="#000000" loext:opacity="100%"/>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נעים מאוד</text:span><text:span text:style-name="T2">. </text:span><text:span text:style-name="T1">שלום ברוכים הבאים ליער בקציר</text:span><text:span text:style-name="T2">. </text:span><text:span text:style-name="T1">א אני טעל את זה אתם כנראה יודעים</text:span><text:span text:style-name="T2">. </text:span><text:span text:style-name="T1">ליאן אלזרי עריות מחשפה בהת לא בלאתבות</text:span></text:p>
      <text:p text:style-name="P1"><text:span text:style-name="T1">די נו באמת </text:span><text:span text:style-name="T2">10 </text:span><text:span text:style-name="T1">שנים הוא מציג אותי</text:span></text:p>
      <text:p text:style-name="P1"><text:span text:style-name="T2">10 </text:span><text:span text:style-name="T1">שנים זה בהתאבות לא זה לא</text:span></text:p>
      <text:p text:style-name="P2">ודאי</text:p>
      <text:p text:style-name="P2">כן בדיוק גמרתי עכשיו את את המכשף את העונה האחרונה מישהו עוקב אחרי ה</text:p>
      <text:p text:style-name="P2">מכשף</text:p>
      <text:p text:style-name="P2">לא ראיתי אותך ככה</text:p>
      <text:p text:style-name="P2">לא טוב</text:p>
      <text:p text:style-name="P2">מה</text:p>
      <text:p text:style-name="P2">מחשף</text:p>
      <text:p text:style-name="P2">דבר היחיד שאני רואה איזה פנטזיות בדיוניות כאלה</text:p>
      <text:p text:style-name="P2">צריך לשחקן גמרו אותי הבת שלי מתאבלת כבר לקחו לה את הנרי אה איך קוראים לו הנרי טוב אני אראה לא</text:p>
      <text:p text:style-name="P2">תזדקף בבקשה דיברנו על זה נכון תראה תראה סודי אבי א אבי אז קמקלי תלווה אותנו כל הקורס אנחנו בעצם מעבירים אותו ביחד</text:p>
      <text:p text:style-name="P2">אני אהיה בתפקיד האבא היא תהיה בתפקיד האם אתם לא תתבלבלו בתפקידים שלנו</text:p>
      <text:p text:style-name="P2">לא</text:p>
      <text:p text:style-name="P2">אמ לין תעשה הרבה קסמים והרבה מאוד תכנים שאני פחות מחזיק אותם אתם תראו שאני קצת יותר אה איך נגיד וילד קרד כזה</text:p>
      <text:p text:style-name="P2">יותר א יותר עובד ממה שאני רואה וזה מה שאני אנסה ללמד אתכם וליאן תמשמע אותי כל הזמן אלן ברוכים הבאים הנה שמה יש פני כסאות שם</text:p>
      <text:p text:style-name="P2">ליאן עוד מעט תציג את עצמה בצורה מסודרת הנה יש פה רנין בנים עובדים אמפקט לדורותיו</text:p>
      <text:p text:style-name="P2">לא לא</text:p>
      <text:p text:style-name="P2">זה אה לא זה</text:p>
      <text:p text:style-name="P2">דרכנו וואלה</text:p>
      <text:p text:style-name="P2">א אבי עשה לנו סדנה באלפים לפני</text:p>
      <text:p text:style-name="P1"><text:span text:style-name="T1">ב</text:span><text:span text:style-name="T2">-23</text:span></text:p>
      <text:p text:style-name="P2">כן היה לפני השביעי באוברזנו את החיים</text:p>
      <text:p text:style-name="P2">כן</text:p>
      <text:p text:style-name="P2">הרכבנו אותם לחזרה עשה את זה עם עוד חבר שאמרו איך יכול להיות שהעולם לא מכיר את החומרים האלה והם החיטו לקחת אותי כבן חסות והתחילו לעבוד קצת על המדיה ועל השיווק ועל הסושל בהתנדבות מלא זמן</text:p>
      <text:p text:style-name="P2">נ</text:p>
      <text:p text:style-name="P2">עד ש הניצול שלי אותם הגיע למיצוי ואבי הפך להיות אחראי על כל הסושיאל והיום יש לו ניסיונות לנהל אותי אז אבי הוא בעצם המנהל של הבית ספר א</text:p>
      <text:p text:style-name="P2">אני משתדל לשחרר זה עובד א עברנו תהליכים מאוד עמוקים ביחד ואבי הצטרף כתלמידי מן המניין א לסדנה הזו אבל הוא גם יהיה עזרה כלומר הוא ישלם בעבודה על ה על הכיסא שלו פה זה שלושתנו את הדר ראיתם זהו שדיברתי על בטלפון ושרה שכל הקסם הזה זה בזכותה תסתובב פה סביבנו זה הבית שלה והיא תערח אותנו אוקיי יש לנו עוד את סוזי שדעתי היא בחול וצריכה</text:p>
      <text:p text:style-name="P2">נכון</text:p>
      <text:p text:style-name="P2">א להגיע ויש לנו את נועם שיאחר</text:p>
      <text:p text:style-name="P2"><text:soft-page-break/>א ומישהו יכול לספור זריז כמה אנשים יש פה כמה חסרים לנו</text:p>
      <text:p text:style-name="P1"><text:span text:style-name="T1">זה קום של אבי מה אנחנו נעשה היום</text:span><text:span text:style-name="T2">?</text:span></text:p>
      <text:p text:style-name="P1"><text:span text:style-name="T2">24 </text:span><text:span text:style-name="T1">ועוד נועם וסוזי זה </text:span><text:span text:style-name="T2">26. </text:span><text:span text:style-name="T1">חסרים עוד שניים</text:span><text:span text:style-name="T2">. </text:span><text:span text:style-name="T1">אילי פה</text:span><text:span text:style-name="T2">. </text:span><text:span text:style-name="T1">אה</text:span></text:p>
      <text:p text:style-name="P2">טוב</text:p>
      <text:p text:style-name="P2">אה אוקיי</text:p>
      <text:p text:style-name="P2">כן אה מית</text:p>
      <text:p text:style-name="P2">אז יש פה זה לא יודעת איזה אמית יש פה שני אמית</text:p>
      <text:p text:style-name="P1"><text:span text:style-name="T1">מי עוד לא לקח</text:span><text:span text:style-name="T2">? </text:span><text:span text:style-name="T1">אה</text:span><text:span text:style-name="T2">, </text:span><text:span text:style-name="T1">דיברנו</text:span><text:span text:style-name="T2">.</text:span></text:p>
      <text:p text:style-name="P1"><text:span text:style-name="T1">אז זמן טוב להגיד שכל הפגישות שלנו מוקלטות וכל המפגשים שלנו מוקלטים ואבי יסביר בהמשך</text:span><text:span text:style-name="T2">, </text:span><text:span text:style-name="T1">אבל לכל אחד ממכם יהיה מן אזור אישי כזה שאנחנו נדחוף לשם את א את כל מה שרלוונטי לסדנה</text:span><text:span text:style-name="T2">. </text:span><text:span text:style-name="T1">בטח ההקלטות ששמורות לכם עד שהענן שלנו יקרוס</text:span><text:span text:style-name="T2">. </text:span><text:span text:style-name="T1">בינתיים הוא בסדר</text:span><text:span text:style-name="T2">. </text:span><text:span text:style-name="T1">אתם תוכלו להשלים את כל החומרים שאנחנו מלמדים פה אה בין השיעורים</text:span><text:span text:style-name="T2">. </text:span><text:span text:style-name="T1">לפעמים יש שיעורים פשוטים</text:span><text:span text:style-name="T2">, </text:span><text:span text:style-name="T1">לפעמים יש שיעורים מאוד מאוד מסובכים ושווה לעבור על החומר עוד פעם</text:span><text:span text:style-name="T2">. </text:span><text:span text:style-name="T1">מי שמאיזשהיא סיבה יפספס מפגש יוכל גם כן כמובן לצפות בשיעור</text:span><text:span text:style-name="T2">. </text:span><text:span text:style-name="T1">ומי שנמצא בחול מאיזשהי סיבה או חלילה חולה יוכל להשתתף בזום כמובן באופן מוגבל</text:span><text:span text:style-name="T2">. </text:span><text:span text:style-name="T1">אנחנו לא נפריע לכולם אבל </text:span><text:span text:style-name="T2">we got you covered. </text:span><text:span text:style-name="T1">כלומר לא יהיה מצב שבו א לא תדעו מה קרה בשיעור</text:span><text:span text:style-name="T2">. </text:span><text:span text:style-name="T1">לא שומעים את הקהל בדרך כלל אבל ואני יש לנו מיקרופונים וזה מוקלט ברמה טובה</text:span><text:span text:style-name="T2">. </text:span><text:span text:style-name="T1">וכשאנחנו מתרגלים ויהיו כמובן תרגולים כאלה בקורס בלי סוף אז המתרגלים יהיו ממיקרופונים ואתם תוכלו לראות את ה את התרגול הזה כמו שצריך איך איך אני עד עכשיו אני בסדר</text:span></text:p>
      <text:p text:style-name="P2">כן בינתיים אנחנו בקו</text:p>
      <text:p text:style-name="P1"><text:span text:style-name="T1">מסך למה אנחנו פה קודם כל מה אנחנו נעשה היום אני אציג רגע את המחשבות שלי בנוגע למה הקורס הזה מתקיים מהצד שלי כלומר מה המוטיבציות שלי מה אני מרגיש למה יצרנו אותו</text:span><text:span text:style-name="T2">, </text:span><text:span text:style-name="T1">באיזה הלך רוח אני בא להעביר אותו</text:span><text:span text:style-name="T2">. </text:span><text:span text:style-name="T1">אחר כך נעבור קצת בריפרוף על הסיליבוס</text:span><text:span text:style-name="T2">. </text:span><text:span text:style-name="T1">הוא גם ככה לא יגיד לכם שום דבר בשלב הזה אבל שתחשבו שאנחנו גוף רציני אז עשינו א איזשהו סילבוס</text:span><text:span text:style-name="T2">. </text:span><text:span text:style-name="T1">אני מניח שנצא להפסקה בשלב הזה ואולי לא אה נעשה איזשהו סבב קירות א ליאן תגדיר אותו</text:span><text:span text:style-name="T2">. </text:span><text:span text:style-name="T1">אנחנו קבוצה ככה עסיסית</text:span><text:span text:style-name="T2">. </text:span><text:span text:style-name="T1">יש לו בדיוק כמות טובה של אנשים</text:span><text:span text:style-name="T2">. </text:span><text:span text:style-name="T1">כרסה הפסקה ואני מניח שבסוף היום אני אעשה מבוא למנהיגות תודעתית</text:span><text:span text:style-name="T2">. </text:span><text:span text:style-name="T1">כלומר אני אתן איזה שעתיים של שיעור שבכל זאת תצוי משהו טמפרטורה קצת חם</text:span><text:span text:style-name="T2">. </text:span><text:span text:style-name="T1">לא</text:span></text:p>
      <text:p text:style-name="P2">טיפה כן כי יש פה הרבה אנשים</text:p>
      <text:p text:style-name="P1"><text:span text:style-name="T1">כן זה זמן טוב להגיד שתביאו תמיד גם ג</text:span><text:span text:style-name="T2">'</text:span><text:span text:style-name="T1">קטים יש פה קרבוליות אני תמיד באה עם לפה אה אפשר להבס</text:span></text:p>
      <text:p text:style-name="P2">ממש בלב כן לא אין סיכוי להגיד</text:p>
      <text:p text:style-name="P2">טוב בוא נראה נקווה שיהיה בסדר</text:p>
      <text:p text:style-name="P2">בפעם ראשונה שאנחנו מלמדים פה בערב אנחנו פה מלמדים בבוקר</text:p>
      <text:p text:style-name="P2">הקורס הזה בדרך כלל ימדו בארב</text:p>
      <text:p text:style-name="P1"><text:span text:style-name="T1">כן זה גם פעם ראשונה שארגז הכלים מלומד פה עד היום זה בת חפר צ</text:span><text:span text:style-name="T2">'</text:span><text:span text:style-name="T1">ופרטן מבחינת המקום בוודאות מחשבות א אני עושה את הדבר הזה מ</text:span><text:span text:style-name="T2">-99 </text:span><text:span text:style-name="T1">זה כבר הרבה שנים אפשר להגיד שבטח </text:span><text:span text:style-name="T2">15 </text:span><text:span text:style-name="T1">שנים מתוך העצייה שלי אני לא חשבתי אני חושב שבטח </text:span><text:span text:style-name="T2">10 15 </text:span><text:span text:style-name="T1">אם אני לא חשבתי שמתפתחת שיטה של א התבוננות או טיפול בטח לא חשבתי שיש משהו מובנה במה שאנחנו עושים מצד שני הצלחנו לטפל באנשים מאוד מהר מאוד עמוק ובצורה אפקטיבית ואולי בהירותי או אולי בעיוורון שלי חשבתי שזה בסך הכל כישרון ומדי פעם מצאתי מישהו שחשבתי שיש לו את הכ שרון הזה וניסיתי במשך כמה שנים להדביק אותו בידע או בחווית התבוננות הזו שלי</text:span><text:span text:style-name="T2">.</text:span></text:p>
      <text:p text:style-name="P1"><text:span text:style-name="T1">אני לא היה קורס</text:span><text:span text:style-name="T2">, </text:span><text:span text:style-name="T1">הייתי צריכה לשאוב כל פעם</text:span><text:span text:style-name="T2">. </text:span><text:span text:style-name="T1">מה איך עשית את זה</text:span><text:span text:style-name="T2">? </text:span><text:span text:style-name="T1">מה</text:span></text:p>
      <text:p text:style-name="P1"><text:soft-page-break/><text:span text:style-name="T1">אז אולי ליאין לא יודע חמש שש שנים אה משכה בשאלות את התהליכים האלה ואמת אני באמת חשבתי שזה כישרון</text:span><text:span text:style-name="T2">. </text:span><text:span text:style-name="T1">כישרון שבסוף הרבה שנים אני מתאמן בו וזה עובד לי</text:span><text:span text:style-name="T2">. </text:span><text:span text:style-name="T1">ככל שהשנים חלפו וגם מתוך מצוקה שאני לא יכלתי להמשיך לטפל או ללמד רק תלמידים גם נולד בי רעב להעביר את זה לקומה של מטפלים וגם התחלתי להבין שהולכת ונוצרת מובנות מאוד מאוד עמוקה בתהליך זאת אומרת בניגוד למקומות אחרים שבהם יש מודל שאתה לומד אותו באיזה ספר או באקדמיה ואחר כך אתה הולך ומיישם אותו א על המטופלים שלך או המתאמנים שלך פה התהליך היה הפוך לחלוטין</text:span><text:span text:style-name="T2">. </text:span><text:span text:style-name="T1">ברוכה הבאה</text:span><text:span text:style-name="T2">.</text:span></text:p>
      <text:p text:style-name="P1"><text:span text:style-name="T1">שלום</text:span><text:span text:style-name="T2">. </text:span><text:span text:style-name="T1">היי</text:span></text:p>
      <text:p text:style-name="P1"><text:span text:style-name="T1">שמה יש לך כיסא ממש ממש ממול</text:span><text:span text:style-name="T2">. </text:span><text:span text:style-name="T1">התחלנו לפני שניים שלושה ראים</text:span><text:span text:style-name="T2">.</text:span></text:p>
      <text:p text:style-name="P1"><text:span text:style-name="T1">כן</text:span><text:span text:style-name="T2">.</text:span></text:p>
      <text:p text:style-name="P1"><text:span text:style-name="T1">למעשה כל תהליכי הטיפול</text:span><text:span text:style-name="T2">, </text:span><text:span text:style-name="T1">כל הכלים</text:span><text:span text:style-name="T2">, </text:span><text:span text:style-name="T1">כל השפה</text:span><text:span text:style-name="T2">, </text:span><text:span text:style-name="T1">כל התבונה שאנחנו נציג לכם לא נלמדו בשום מקום חיצוני לבית ספר</text:span><text:span text:style-name="T2">. </text:span><text:span text:style-name="T1">הזה כן יהיו שניים שלושה שיעורים של יאנת אויר שקשורים לידע אה חיצוני ההשרה אבל כל מה שאנחנו נלמד אתכם הוא תוללה של </text:span><text:span text:style-name="T2">25 </text:span><text:span text:style-name="T1">שנה שבה ישבנו מול אנשים הבנו מה אנחנו רואים והתחלנו להבין איך ראינו את זה איך טיפלנו את זה ומפה באה ההמשגה אוקיי היתרון הגדול של זה שהוודאות שלנו בחומרים היא מוחלטת תין אה אין פה ידע של מישהו שאנחנו אומרים זה רע וקדש ובוא ננסה ואם זה עובד כל מה שעבד הפך להיות משפט כל מה שהפך להיות משפט הפך להיות מודל מה שמואר צומח סתם שזה משהו שתפס תאוצה שיווקית אולי הוא כי ראינו מה קורה כשאנחנו מאירים על משהו בתודעה של תלמיד או מה קורה שהורה יושב על מיכל ומאיר לה על פינה אפלה ופתאום מיכל חושבת שהיא אפלה אבל בסך הכל הוא העיר על הפינה הזו אז הולכים לקרות פה בעיניי שני דברים</text:span><text:span text:style-name="T2">. </text:span><text:span text:style-name="T1">המוטיבציה שלי היא לנסות ולהעביר את כל הניסיון הזה אליכם</text:span><text:span text:style-name="T2">. </text:span><text:span text:style-name="T1">וכשפרסמתי לראשונה את הסדנה הזו</text:span><text:span text:style-name="T2">, </text:span><text:span text:style-name="T1">שמתי תמונה של ניו מהמטריקס שתוקעים לו מאחורה את ה </text:span><text:span text:style-name="T2">USB </text:span><text:span text:style-name="T1">הזה</text:span><text:span text:style-name="T2">. </text:span><text:span text:style-name="T1">אם הייתי יכול הייתי מעביר לכם את הכל במכה</text:span><text:span text:style-name="T2">. </text:span><text:span text:style-name="T1">אבל יש פה שני צירים שאנחנו צריכים להעביר אותם</text:span><text:span text:style-name="T2">. </text:span><text:span text:style-name="T1">אחד הוא ה השפה והמודל וואלה לא מסובך אני תכף אין לכם איזה איור יבהיל אתכם אבל בסופו של דבר זה לא דבר מסובך לאט לאט אנחנו נתקדם במודל נבנה שפה תבינו את העומק של השפה תבינו את הרצף של השפה תבינו מה לעשות עם המודל הזה כשאתם פוגשים בן אדם זה בעיניי הדבר הקל ולרוב תלמידים מחפשים את הדבר הזה בעיניים שלי הדבר הזה הוא שולי מכיוון שאני טיפלתי </text:span><text:span text:style-name="T2">15 </text:span><text:span text:style-name="T1">שנה בלי הדבר הזה אז בעיניים הוא שולי בעיניי הדבר המורכב לעשות הוא לפתח איזשהיא מערכת של הקשבה עמוקה שבלי מליצה תשנה אותכם כבני אדם ואתם תחוו את אנשים שמקיפים אותכם אחרת</text:span><text:span text:style-name="T2">. </text:span><text:span text:style-name="T1">אתם תקשיבו לבן אדם ואתם לא תוכלו לחזור אחורה</text:span><text:span text:style-name="T2">. </text:span><text:span text:style-name="T1">כלומר אני היום אני אעיד רגע על עצמי היום כשאני מדבר עם בן אדם אני מפספס את איך קוראים לו ואני מפספסת את מה הוא עושה ומאיפה הוא בא ואפילו מה הוא שאל אבל אני מיד רואה את כל הרבדים שאחרי זה ובהתחלה חשבנו שזה כישוף שזה כי </text:span><text:span text:style-name="T2">whatver</text:span><text:span text:style-name="T1">בר בסוף יש דרך לעשות את הדבר הזה ואם יש משהו שמעניין אותי ברמה הפרטית זה לעשות את התהליך הזה אצלכם בעיניי זה הדבר המיוחד פה בבית ספר תשומת הלב הזו למה אנחנו מקשיבים</text:span><text:span text:style-name="T2">, </text:span><text:span text:style-name="T1">לאיך אנחנו מקשיבים וזה לא יהיה בנאלי א כמו שיקוף או דברים שלומדים במקומות אחרים א הקשבה אקטיבית הקשבה פסיבית לא אנחנו אנחנו נזהה מיינד מסוים שמדבר ואנחנו נזהה מתי תתמודה מדבר ואנחנו נזהה מתי אסטרטגיה מדברת ואנחנו נזהה מתי קול מותמה מדבר ואנחנו נלמד לעשית את הקול הזה ולהעשית את הקול הזה ונדע לרדוף אחרי רגש או אחרי איזה הבאה של המינד וניתן נידע לזהות מתי מיינד מודיע לנו משהו הודעה שרק אחריה אנחנו צריכים לרדוף וכל היתר כבר לא מעניין אותנו ואתם לאט לאט תתחילו להגיד זה לא מעניין אותי זה לא מעניין אותי זה לא מעניין אותי זה לא מעניין אותי ואחרי זה אני רודף ואני אישית מחכה לרגע הזה שבו התלמידים מתחילים לעשות את ההפרדה הוא אומר מיכל את מבלבלת לי את המוח ולרדוף אחרי הצלופך הנכון ואני אגיד אולי לא בענווה גדולה שאנחנו מוציאים הרבה הרבה הרבה מאוד מטפלים שמטפלים הרבה מאוד שנים שבעיניים שלי ואני אגיד את זה בגבעות לב משחיטים שנים למטופלים שלהם היא מעט מאוד </text:span><text:span text:style-name="T2">pr</text:span><text:span text:style-name="T1">וגרס כי הם לא עושים את </text:span><text:soft-page-break/><text:span text:style-name="T1">הניקוי הזה ממשיכים להקשיב לסיפורים שמסופרים להם אז יהיה לנו ציר אחד שבו נלמד את השפה את האסטרטגיה של הטיפול את המונחים את העומק שלהם</text:span><text:span text:style-name="T2">. </text:span><text:span text:style-name="T1">יהיה לנו ציר שמלמד את הרצף הטיפולי שלנו וציר שאנחנו נחזיק אותו שהוא קשור לאיך אתם מקשיבים והוא קשור יותר להוויה שלכם מכל דבר אחר</text:span><text:span text:style-name="T2">. </text:span><text:span text:style-name="T1">ושם אנחנו נאתגר אתכם גם</text:span><text:span text:style-name="T2">. </text:span><text:span text:style-name="T1">זאת אומרת זה יהיה המקום שאנחנו נהיה קשים</text:span><text:span text:style-name="T2">. </text:span><text:span text:style-name="T1">אני אתם תכירו זה יהיה הדבר היותר רך בחדר</text:span><text:span text:style-name="T2">. </text:span><text:span text:style-name="T1">אני יהיה הדבר הזה ש שלא מרפה שלא מרפה באהבה אבל ב</text:span></text:p>
      <text:p text:style-name="P1"><text:span text:style-name="T1">בנחישות</text:span><text:span text:style-name="T2">. </text:span><text:span text:style-name="T1">זה זה א דברים כלליים א אנחנו רוצה לראות את כולם פה כל הזמן חיים מורכבים החיים עצמם גישה שתיים לפספס נראה לי סביר על פני חצי שנה אפשר למתוח את זה שלוש בגדול אנחנו רוצים לראות אתכם פה ובוודאי שאנחנו רוצים לראות שמי שמפספס משלים את הדבר הזה א בעצמו נעבור טיפה על הסילבוס וגם א נענה על שאלות צלך אגב</text:span></text:p>
      <text:p text:style-name="P1"><text:span text:style-name="T1">כן ליאני תפסיק את עצמו</text:span><text:span text:style-name="T2">.</text:span></text:p>
      <text:p text:style-name="P1"><text:span text:style-name="T1">טוב</text:span><text:span text:style-name="T2">, </text:span><text:span text:style-name="T1">אז אה אז אחד שלום לכולם</text:span><text:span text:style-name="T2">. </text:span><text:span text:style-name="T1">אני ליאן אה טוב קצת פרטים יבשים</text:span><text:span text:style-name="T2">. </text:span><text:span text:style-name="T1">את </text:span><text:span text:style-name="T2">46 </text:span><text:span text:style-name="T1">אמא של יואב ומאיה</text:span><text:span text:style-name="T2">. </text:span><text:span text:style-name="T1">א אני עם טל כבר </text:span><text:span text:style-name="T2">10 </text:span><text:span text:style-name="T1">שנים כמעט</text:span><text:span text:style-name="T2">. </text:span><text:span text:style-name="T1">אני מטפלת אני גם יועצת ארגונית ומנחת קבוצות חצי מהזמן</text:span><text:span text:style-name="T2">. </text:span><text:span text:style-name="T1">חצי מהזמן מטפלת קליניקה בעוד השרון ורעננה א בעיקר בשיטה של טל</text:span><text:span text:style-name="T2">, </text:span><text:span text:style-name="T1">אבל עם עוד שיטות</text:span><text:span text:style-name="T2">. </text:span><text:span text:style-name="T1">אני מביאה עוד עוד ידע ואני חייבת להגיד וזה כן היה לי חשוב להגיד לכם ש קודם כל לפני </text:span><text:span text:style-name="T2">10 </text:span><text:span text:style-name="T1">שנים טל חיפש מנחה באתי אליו לאיזה ראיון ואז הוא אמר לי ואני הייתי כבר מנחה </text:span><text:span text:style-name="T2">10 </text:span><text:span text:style-name="T1">שנים לפני זה ואז הוא אמר לי טוב את גורה עוד אומר אני אפתח אותך זה היה כזה בסדר יש לי מה לעבוד ואז הוא אומר אבל קודם את צריכה לעבור לסדנה לסדנת אימפקט אמרתי לו תשמע אני מעבירה סדנות שנים עברתי על הסדנאות מה הוא כבר יחדש אמרת תגיד אם אתה רוצה אותי או לא מה לעבור לסדנה ואז הוא אמר לי לא את צריכה לבוא לראות אם זה מתאים לך מתאימה לנו ואז באתי לסדנה וברוך השם א הוא רם לי מסך מעל העיניים כל זה שכבר הייתי אז מטפלת והייתי אז מנחה והיה משהו באופן בשיטה אתם תראו כל אחד יחווה את זה בדרכו ש אחר שהוריד לי לקרקע את כל התאוריות ואת כל הידע שכבר צברתי על עצמי אבל לא ממש עזר לי להתקדם אה אז אחד בזכות זה יש את מאיה היום הייתי על סף פרידה נוספת</text:span></text:p>
      <text:p text:style-name="P2">יצא גם הגרוש אחד כן</text:p>
      <text:p text:style-name="P2">יצאה גם חמודה</text:p>
      <text:p text:style-name="P2">אה לא עבודה שלי</text:p>
      <text:p text:style-name="P2">לא לא</text:p>
      <text:p text:style-name="P2">רק יועץ</text:p>
      <text:p text:style-name="P2">כן רגע ראיתי את הבתים בולבלים רק יועץ</text:p>
      <text:p text:style-name="P2">אז</text:p>
      <text:p text:style-name="P2">לא נוגע בסגל א אני יש חוקים</text:p>
      <text:p text:style-name="P1"><text:span text:style-name="T1">חוקים חוקים אה אז באמת א באמת א ברוך השם שהלכתי לסדנה א ואומז פשוט אמרתי לו אני חייבת לדעת אני לא הבנתי איך אתה רואה את מה שאתה רואה איך אתה בסדר ואז התחלתי לשאול ולהוציא ולהוציא ולהוציא ואנחנו באמת כא רוצה להגיד אנחנו נורא מתרגשים בסדר כאילו זה הדבר שאנחנו אוהבים לעשות הכי אוהבים לעשות אנחנו מחכים לימי שני</text:span><text:span text:style-name="T2">, </text:span><text:span text:style-name="T1">בסדר</text:span><text:span text:style-name="T2">? </text:span><text:span text:style-name="T1">ואני רוצה להגיד לכם שגם כמטפלת חס וחליל אנחנו לרגע לא מזלזלים פה בטיפול בסדר</text:span><text:span text:style-name="T2">? </text:span><text:span text:style-name="T1">אני בעולם הזה אני יש לי קולגות בעולם הזה יש מטפלים טובים מאוד אנחנו לא באים את זה אבל פריצות הדרך הכי גדולות שקרו לי בקליניקה קרוים ההקשבה הזאת אני השתניתי כמיכל שרואה ומכיל אחרת את כל מה שקורה בטיפול ואנחנו מקווים שזה מה שיקרה א וכן חשוב לי להגיד בהקשר הזה שאמנם לא אם אמרת את זה שהקורס הוא יש סילבוס הוא מובנה אבל בגלל שהדבר הכי חשוב לנו זה הכאן ועכשיו והקשבה ולשנות אתכם כמיפל אז אם קורה פה משהו בחדר שעכשיו צריך לעשות איתו משהו אנחנו רודפים אחרי הדבר הזה ואתם תראו בלי פשרות וזה אמר</text:span></text:p>
      <text:p text:style-name="P2"><text:soft-page-break/>שאנחנו שעה נרדוף אחר</text:p>
      <text:p text:style-name="P2">כן ואז סילובוס רגע יזוז הצידה אמ אולי</text:p>
      <text:p text:style-name="P2">זה אומר כשזה יקרה אתם תראו את זה כשזה יקרה אתם תראו את זה יכול להיות שפתאום יהיה קצחות לאיזה עבודה לאיזה תובנה א איזה דלת יפתח פה אצל מישהו ואנחנו נחליט להיכנס בדבר הזה אז פה גם רגע צריך להגיד על על הבסיס של מה שלאנה אומרת פה אנחנו זה הרי מפגש ראשון וזה פיין טיוני ותכף תשאלו שאלות</text:p>
      <text:p text:style-name="P1"><text:span text:style-name="T1">לא קראנו לזה א הכשרת מטפלים אנחנו לא חושבים שאנחנו בשלים להכשרת מטפלים לא כי חסר לנו ניסיון ועדע אבל נדמה לנו שהכשרת מטפלים זה לבוא ולהגיד מא</text:span><text:span text:style-name="T2">' </text:span><text:span text:style-name="T1">ואת אני מסדר אותך את טקה</text:span><text:span text:style-name="T2">, </text:span><text:span text:style-name="T1">מוסר</text:span><text:span text:style-name="T2">, </text:span><text:span text:style-name="T1">יסודות</text:span><text:span text:style-name="T2">, </text:span><text:span text:style-name="T1">לא כך קראנו לקורס הזה</text:span><text:span text:style-name="T2">. </text:span><text:span text:style-name="T1">קראנו לו ארגז הכלים למטפלים</text:span><text:span text:style-name="T2">. </text:span><text:span text:style-name="T1">כלומר</text:span><text:span text:style-name="T2">, </text:span><text:span text:style-name="T1">אנחנו רואים את עצמנו</text:span><text:span text:style-name="T2">, </text:span><text:span text:style-name="T1">נותנים ארגז כלים מאוד מאוד מעניין</text:span><text:span text:style-name="T2">. </text:span><text:span text:style-name="T1">זה </text:span><text:span text:style-name="T2">statement, </text:span><text:span text:style-name="T1">כן</text:span><text:span text:style-name="T2">? </text:span><text:span text:style-name="T1">ארגז כלים מאוד מאוד מעניין לאנשים שרוצים לעסוק בזה או כבר למדו בזה</text:span><text:span text:style-name="T2">. </text:span><text:span text:style-name="T1">איןסד כן אפשר לעבוד רק עם מה שאנחנו נותנים לכם ולקחת בן אדם ולעשות אותו תהליך מהתחלה ועד הסוף</text:span><text:span text:style-name="T2">. </text:span><text:span text:style-name="T1">זה לא שאי אפשר</text:span><text:span text:style-name="T2">, </text:span><text:span text:style-name="T1">אבל אני בחרתי להיות שמרן ואנחנו עדיין לא קוראים לזה הכשרת מטפלים</text:span><text:span text:style-name="T2">. </text:span><text:span text:style-name="T1">בסדר</text:span><text:span text:style-name="T2">? </text:span><text:span text:style-name="T1">רק בשביל לעשות את הניואנס הזה</text:span><text:span text:style-name="T2">. </text:span><text:span text:style-name="T1">גם להגיד שלכם יהיו שני כובעים</text:span><text:span text:style-name="T2">. </text:span><text:span text:style-name="T1">כמובן הכובע שבו אנחנו ננסה להצים אתכם כמאמנים וכמטפלים וגם יהיה את הציר הפרטי שלכם שבלת ברירה הוא יופיע פה ואנחנו נעבוד איתו</text:span><text:span text:style-name="T2">. </text:span><text:span text:style-name="T1">מה ההבדל המאוד מאוד עמוק בין מה שיקרה פה לבין סדנת אימפקט שחלק מסוים פה עשה את הסדנה</text:span><text:span text:style-name="T2">? </text:span><text:span text:style-name="T1">ירמו את הידיים מי שעשה סדנת אימפקט</text:span><text:span text:style-name="T2">? 1 2</text:span></text:p>
      <text:p text:style-name="P1"><text:span text:style-name="T2">3 </text:span><text:span text:style-name="T1">ארבע מעטים</text:span><text:span text:style-name="T2">.</text:span></text:p>
      <text:p text:style-name="P1"><text:span text:style-name="T1">וואלה</text:span><text:span text:style-name="T2">. </text:span><text:span text:style-name="T1">בסדנת אימפקט המשימה שלנו היא לעשות ממש טרנספורמציה אישית</text:span><text:span text:style-name="T2">, </text:span><text:span text:style-name="T1">לקחת בעיה פנימית אישית</text:span><text:span text:style-name="T2">, </text:span><text:span text:style-name="T1">להבין את השורשים שלה</text:span><text:span text:style-name="T2">, </text:span><text:span text:style-name="T1">לחסוף אותה</text:span><text:span text:style-name="T2">, </text:span><text:span text:style-name="T1">לגלות אותה</text:span><text:span text:style-name="T2">, </text:span><text:span text:style-name="T1">להציע דרך לצאת ממנה</text:span><text:span text:style-name="T2">. </text:span><text:span text:style-name="T1">ובן אדם יוצא בחוויה שחייב יכולים להשתנות</text:span><text:span text:style-name="T2">. </text:span><text:span text:style-name="T1">פה זה אולי יקרה</text:span><text:span text:style-name="T2">, </text:span><text:span text:style-name="T1">אבל זה לא המנדט שאנחנו לוקחים על עצמנו</text:span><text:span text:style-name="T2">. </text:span><text:span text:style-name="T1">מה זה אומר</text:span><text:span text:style-name="T2">? </text:span><text:span text:style-name="T1">אלן</text:span></text:p>
      <text:p text:style-name="P2">מה אני</text:p>
      <text:p text:style-name="P2">עוד בוגרזק זה אומר שיכול להיות מצב שאנחנו כן נפתח איזשהיא דלת אצל מישהו שכרגע אני מבין שזה קצת באוויר ואנחנו נשאיר אותו קצת באוויר כי המשימה שלנו היא לא לקחת אותו עד הסוף אנחנו רק נשתמש בזה כדי להראות משהו אם אתם תרגישו שמשהו נשאר פתוח תצטרכו לבוא אלינו ולסגור כלומר אנחנו קודם כל שמים בפריוריטי את העניין של המטפל ורק אחר כך על הדרך תוצר לוואי של הדבר הזה זה ההתפתחות הפרטית שלכםדת הסיכוי ש אתם לא תייצרו תנועה פנימית בחצי שנה זה</text:p>
      <text:p text:style-name="P2">קטן</text:p>
      <text:p text:style-name="P2">כנראה לא קיים</text:p>
      <text:p text:style-name="P2">קיים</text:p>
      <text:p text:style-name="P2">בסדר אבל עדיין יש הבדל בסדר אתם מחזיקים את זה סיליבוס אתם יכולים לפתוח את הסילבוס הרזה ששמנו לכם לה חם</text:p>
      <text:p text:style-name="P2">כן קצת חם אפשר א</text:p>
      <text:p text:style-name="P2">מה חסר לך פולדר ו לא זה לא</text:p>
      <text:p text:style-name="P2">לא יש ימין ושמאל</text:p>
      <text:p text:style-name="P2">נשמה של</text:p>
      <text:p text:style-name="P2">שור שמאל אני כתבתי</text:p>
      <text:p text:style-name="P2">אה אתה כתבת את זה</text:p>
      <text:p text:style-name="P2">עשרות פעמים ולא ראיתי את זה</text:p>
      <text:p text:style-name="P2">מה שנפורסמל</text:p>
      <text:p text:style-name="P2">יש דברים שאני פשוט לא שמה לב אליהם</text:p>
      <text:p text:style-name="P1"><text:soft-page-break/><text:span text:style-name="T1">טוב מטרות הקורס לימוד כל החומר התיאורטי ותפיסת הטיפול והאמון של בית ספר למנהיגות תודעתית יש תפיסה יש מודל אה לאט לאט אנחנו נציג לכם אותו</text:span><text:span text:style-name="T2">. </text:span><text:span text:style-name="T1">א בתוך המודל הזה אמרנו הוא נולד מהשטח</text:span><text:span text:style-name="T2">. </text:span><text:span text:style-name="T1">קודם כל עשינו את העבודה ואחר כך המסגנו אותה</text:span><text:span text:style-name="T2">. </text:span><text:span text:style-name="T1">אתם מבינים את ההבדל</text:span><text:span text:style-name="T2">? </text:span><text:span text:style-name="T1">קודם כל עשינו את העבודה ואחר כך מצאנו דרך להמשיג אותה</text:span><text:span text:style-name="T2">. </text:span><text:span text:style-name="T1">זה חשוב להבין את הדבר הזה</text:span><text:span text:style-name="T2">. </text:span><text:span text:style-name="T1">זה אומר שהדברים פה ממש ממש צמחו מלמטה</text:span><text:span text:style-name="T2">. </text:span><text:span text:style-name="T1">דבר שלישי שאנחנו נעשה אחרי שתהיה שפה ברורה ומה זה כל דבר</text:span><text:span text:style-name="T2">, </text:span><text:span text:style-name="T1">אנחנו נציג מודל תהליכי ברור</text:span><text:span text:style-name="T2">. </text:span><text:span text:style-name="T1">התחלה</text:span><text:span text:style-name="T2">, </text:span><text:span text:style-name="T1">אמצע וסוף</text:span><text:span text:style-name="T2">. </text:span><text:span text:style-name="T1">איך נראית פגישת עבודה</text:span><text:span text:style-name="T2">? </text:span><text:span text:style-name="T1">בשיטה שבה</text:span><text:span text:style-name="T2">. </text:span><text:span text:style-name="T1">אנחנו עובדים</text:span><text:span text:style-name="T2">, </text:span><text:span text:style-name="T1">אתם מוזמנים לקחת את זה</text:span><text:span text:style-name="T2">, </text:span><text:span text:style-name="T1">אתם מוזמנים לא לקחת את זה</text:span><text:span text:style-name="T2">, </text:span><text:span text:style-name="T1">תעשו מה שאתם רוצים</text:span><text:span text:style-name="T2">. </text:span><text:span text:style-name="T1">אנחנו גם נציג לכם את המודל הזה</text:span><text:span text:style-name="T2">. </text:span><text:span text:style-name="T1">ארבע וזה מה שאמרתי פה</text:span><text:span text:style-name="T2">, </text:span><text:span text:style-name="T1">זה אולי כתוב מילים ככה קצת יותר אלגנטיות</text:span><text:span text:style-name="T2">. </text:span><text:span text:style-name="T1">התמרה עמוקה של אופן ההקשבה והתבוננות של המטפל והמטופל בפיתוח מיומנויות הקשבה עמוקות</text:span><text:span text:style-name="T2">. </text:span><text:span text:style-name="T1">ותהליך התפתחות אישי הן כמטפלים והן כפרטים</text:span><text:span text:style-name="T2">. </text:span><text:span text:style-name="T1">אה סיליבוס נעבור עליו זריז</text:span><text:span text:style-name="T2">. </text:span><text:span text:style-name="T1">שוב</text:span><text:span text:style-name="T2">, </text:span><text:span text:style-name="T1">הסילובבוס נמצא פה</text:span><text:span text:style-name="T2">, </text:span><text:span text:style-name="T1">אומר לכם את האמת</text:span><text:span text:style-name="T2">,</text:span></text:p>
      <text:p text:style-name="P1"><text:span text:style-name="T1">קשה לדע</text:span><text:span text:style-name="T2">,</text:span></text:p>
      <text:p text:style-name="P1"><text:span text:style-name="T1">בעיקר בשביל להרגיע את הלקוחות שלנו</text:span><text:span text:style-name="T2">. </text:span><text:span text:style-name="T1">אנשים זקוקים לזה</text:span><text:span text:style-name="T2">, </text:span><text:span text:style-name="T1">לי יותר נוח לבוא בלי זה</text:span><text:span text:style-name="T2">, </text:span><text:span text:style-name="T1">אבל הנה הסיליובוס שלכם</text:span><text:span text:style-name="T2">.</text:span></text:p>
      <text:p text:style-name="P1"><text:span text:style-name="T1">היום כמובן נעשה פתיחה והכרות וא נעשה סבירות ואחר כך אנחנו נציג א איזשהו מבול למנהיגות תודעתית</text:span><text:span text:style-name="T2">. </text:span><text:span text:style-name="T1">נמסגר לכם את התהליך</text:span><text:span text:style-name="T2">. </text:span><text:span text:style-name="T1">נפגשים שתיים ושלוש אנחנו ניקח שש</text:span><text:span text:style-name="T2">, </text:span><text:span text:style-name="T1">בין ארבע לששאלות שאנחנו עובדים איתם</text:span><text:span text:style-name="T2">, </text:span><text:span text:style-name="T1">שאנחנו קוראים להם שאלות כוח</text:span><text:span text:style-name="T2">, </text:span><text:span text:style-name="T1">הם כלים שעוזרים למאמן להתחיל להבין את הכוחות שפועלים אצל המתאמן או המטופל שלו</text:span><text:span text:style-name="T2">. </text:span><text:span text:style-name="T1">אה</text:span><text:span text:style-name="T2">, </text:span><text:span text:style-name="T1">והם יכניסו אותנו כבר גם קצת למיומנות של הקשבה</text:span><text:span text:style-name="T2">. </text:span><text:span text:style-name="T1">קצת לקפקף אותכם</text:span><text:span text:style-name="T2">. </text:span><text:span text:style-name="T1">אנחנו לא נלמד טיפול</text:span><text:span text:style-name="T2">, </text:span><text:span text:style-name="T1">אבל אנחנו נשתמש בשאלות האלה כדי לחדד את ההקשבה שלכם</text:span><text:span text:style-name="T2">, </text:span><text:span text:style-name="T1">להתחיל לתת לכם את השפה</text:span><text:span text:style-name="T2">. </text:span><text:span text:style-name="T1">אנחנו נמשיך בדבר הזה עד מפגש חמש</text:span><text:span text:style-name="T2">. </text:span><text:span text:style-name="T1">ונציג לכם כמה מודלים אירועים מכוננים בעיקר נתעסק באירועים מכוננים ואיך הם משפיעים על מערכת ההפעלה המנטלית שלנו אנחנו נדבר על מה הוא אירוע מכונן א איך אנחנו משתמשים בו כדי להבין את הדינמיקה שנוצרה בנפש של האדם בתוך הדבר הזה אנחנו נאלצנו לבנות מודלים כן</text:span></text:p>
      <text:p text:style-name="P2">והמצאנו שמות יצירת גם אתם תמצ</text:p>
      <text:p text:style-name="P2">יש לנו את מודל המצופים המפורסם</text:p>
      <text:p text:style-name="P2">שהוא בן שבועיים בערך</text:p>
      <text:p text:style-name="P2">לא</text:p>
      <text:p text:style-name="P2">יש לנו מודל טבעות העץ שהוא כבר בן חודשיים א וכולי וכולי אבל זה נ</text:p>
      <text:p text:style-name="P2">מודל הסוס הצולע יש</text:p>
      <text:p text:style-name="P2">יש לנו מודל הסוס הצולע מודל המשפחים ההפוכים</text:p>
      <text:p text:style-name="P2">כן</text:p>
      <text:p text:style-name="P2">וגם אתם תהיו חלק מהיצירה של השפה</text:p>
      <text:p text:style-name="P2">כן זה מחזור רביעי</text:p>
      <text:p text:style-name="P2">אבל זה ממש ממש כיף זה מחזור רביעי ואנחנו ממשיכים</text:p>
      <text:p text:style-name="P2">לבנות</text:p>
      <text:p text:style-name="P1"><text:span text:style-name="T1">ממשיכים לבנות דברים וזה כיף אתם תהיו פה רגעים של הערה ואתם תהיו חלק מהמודלים וזה ממש ממש כיף אחר כך אנחנו בעצם מה שאנחנו עושים אני רגע אצייר לכם ציור יש את סדנת אימפקט שהיא שישה ימים מחר אגב</text:span><text:span text:style-name="T2">, </text:span><text:span text:style-name="T1">יש פה בבוקר סדנת אימפקט</text:span><text:span text:style-name="T2">. </text:span><text:span text:style-name="T1">אנחנו לוקחים אותה בדרך כלל את מה שיש בה</text:span><text:span text:style-name="T2">. </text:span><text:span text:style-name="T1">נגיד יש בה שישה שבעה נושאים ואנחנו מניחים את זה על הקורס שלכם אבל אנחנו פותחים את זה בצורה משמעותית</text:span><text:span text:style-name="T2">. </text:span><text:span text:style-name="T1">אם שם אנחנו נותנים להם א טוב תספר לי על אירוע משמעותי בגיל שלוש</text:span><text:span text:style-name="T2">. </text:span><text:span text:style-name="T1">פה אנחנו נלמד שני שיעורים על אירוע מכונן שמסתרים אחרי השאלה הזאת</text:span><text:span text:style-name="T2">. </text:span><text:span text:style-name="T1">בסדר</text:span><text:span text:style-name="T2">? </text:span><text:span text:style-name="T1">אז ככה אנחנו עובדים</text:span><text:span text:style-name="T2">.</text:span></text:p>
      <text:p text:style-name="P1"><text:soft-page-break/><text:span text:style-name="T1">חשוב לי רגע להגיד שיש פה אולי מושגים</text:span><text:span text:style-name="T2">. </text:span><text:span text:style-name="T1">פשוט אני אומרת איזה מניסיון גם של מי שכבר למד דברים דומים או יש פה מושגים שיכולים להישמע נורא כאילו רגילים</text:span><text:span text:style-name="T2">. </text:span><text:span text:style-name="T1">בסדר</text:span><text:span text:style-name="T2">? </text:span><text:span text:style-name="T1">בסדר</text:span><text:span text:style-name="T2">. </text:span><text:span text:style-name="T1">אירוע מכונן</text:span><text:span text:style-name="T2">, </text:span><text:span text:style-name="T1">אוקיי</text:span><text:span text:style-name="T2">? </text:span><text:span text:style-name="T1">רצון חופשי</text:span><text:span text:style-name="T2">, </text:span><text:span text:style-name="T1">בסדר</text:span><text:span text:style-name="T2">? </text:span><text:span text:style-name="T1">אני אני אומרת לכם</text:span><text:span text:style-name="T2">, </text:span><text:span text:style-name="T1">יש לבית ספר תמיד הסתכלות או זווית קצת אחרת או מדייקת על הנושאים האלה</text:span><text:span text:style-name="T2">. </text:span><text:span text:style-name="T1">בסדר</text:span><text:span text:style-name="T2">? </text:span><text:span text:style-name="T1">אתם תראו אז זה כתוב פה כרגע מאוד בסדר</text:span><text:span text:style-name="T2">?</text:span></text:p>
      <text:p text:style-name="P1"><text:span text:style-name="T1">מפגש שש ושבע</text:span><text:span text:style-name="T2">. </text:span><text:span text:style-name="T1">אנחנו נדבר על מיקודי שליטה ומגלי ערך עצמי</text:span><text:span text:style-name="T2">. </text:span><text:span text:style-name="T1">אה</text:span><text:span text:style-name="T2">, </text:span><text:span text:style-name="T1">שיעור שמונה נדבר על מעגלי ראקטיביות</text:span><text:span text:style-name="T2">. </text:span><text:span text:style-name="T1">אה</text:span><text:span text:style-name="T2">, </text:span><text:span text:style-name="T1">איך המינד שלנו נופל לראקטיביות</text:span><text:span text:style-name="T2">? </text:span><text:span text:style-name="T1">איך נראית בתוך התודעה</text:span><text:span text:style-name="T2">. </text:span><text:span text:style-name="T1">מה לא מאפשר לנו להסתכל החוצה כשאנחנו בתוך תהליכים ראקטיביים</text:span><text:span text:style-name="T2">? </text:span><text:span text:style-name="T1">נדבר על דבר שנקרא מחשבת בזק</text:span><text:span text:style-name="T2">. </text:span><text:span text:style-name="T1">משהו שאנחנו מאוד מאוד מתפחים פה לאחרונה את הרעיון הזה של מחשבת בזק</text:span><text:span text:style-name="T2">. </text:span><text:span text:style-name="T1">הקירה של מחשבות בזק</text:span><text:span text:style-name="T2">. </text:span><text:span text:style-name="T1">אה אפשר לדבר על זה חודשים</text:span><text:span text:style-name="T2">. </text:span><text:span text:style-name="T1">שמתי את זה פה בשתיים שלוש שיעורות</text:span><text:span text:style-name="T2">. </text:span><text:span text:style-name="T1">אנחנו עוברים הלאה</text:span><text:span text:style-name="T2">. </text:span><text:span text:style-name="T1">שיעור תשע זה חלק שהוא ממש מתוך א סדנת אמפקט</text:span><text:span text:style-name="T2">. </text:span><text:span text:style-name="T1">שיעור תשע קשור לפרספ</text:span><text:span text:style-name="T2">. </text:span><text:span text:style-name="T1">ש אנחנו מצליחים לפצח ולהראות לכל בן אדם את התניות העמוקות שאיתם הוא יוצא ומתבונן על העולם</text:span><text:span text:style-name="T2">. </text:span><text:span text:style-name="T1">א זה מאוד מאוד מעורר מחשבה כתלמידים</text:span><text:span text:style-name="T2">. </text:span><text:span text:style-name="T1">זה בטח מעורר מחשבה כמטפלים</text:span><text:span text:style-name="T2">. </text:span><text:span text:style-name="T1">אנחנו נלמד אתכם איך עושים את התרגילים האלה</text:span><text:span text:style-name="T2">, </text:span><text:span text:style-name="T1">איך עוקרים את תרגלי התפיסה של המטופלים שלכם ואיזה מתאמים אתם יכולים לעשות א עם החומרים האלה</text:span><text:span text:style-name="T2">. </text:span><text:span text:style-name="T1">אני אתן נגיד דוגמה רק שתבינו אנחנו הולכים</text:span><text:span text:style-name="T2">. </text:span><text:span text:style-name="T1">תכף יהיו פה שאלות</text:span><text:span text:style-name="T2">. </text:span><text:span text:style-name="T1">מישהו ישאל שאלה</text:span><text:span text:style-name="T2">, </text:span><text:span text:style-name="T1">אני אהיה מסוגל מתוך השאלה להקיש על איזה חלק מתוך הטקסט שלי באופן לא מודע הוא בחר להתבונן</text:span><text:span text:style-name="T2">. </text:span><text:span text:style-name="T1">אני שמתי </text:span><text:span text:style-name="T2">2500 </text:span><text:span text:style-name="T1">מילה</text:span><text:span text:style-name="T2">, </text:span><text:span text:style-name="T1">הוא שאל שאלה קונקרטית</text:span><text:span text:style-name="T2">, </text:span><text:span text:style-name="T1">הדלת הזו תיחשב בעיני סרגל</text:span><text:span text:style-name="T2">. </text:span><text:span text:style-name="T1">מתוך הסרגל הזה אני אדע מה מסקרן את התודעה שלו ואחרי שלוש שאלות אני כבר אגיע ל לרכב שלו</text:span><text:span text:style-name="T2">.</text:span></text:p>
      <text:p text:style-name="P1"><text:span text:style-name="T1">והדברים האלה הם מאוד מאוד זריזים אבל הם דורשים הרבה הרבה מאוד מיומנות</text:span><text:span text:style-name="T2">. </text:span><text:span text:style-name="T1">ואתם תראו ואנחנו נדגים את זה המון המון פעמים עד שההקשבה שלכם פתאום תשתנה</text:span><text:span text:style-name="T2">. </text:span><text:span text:style-name="T1">מישהו ישאל שאלה בעוד </text:span><text:span text:style-name="T2">15 </text:span><text:span text:style-name="T1">מפגשים ואתם תצחקו</text:span></text:p>
      <text:p text:style-name="P1"><text:span text:style-name="T1">כי אתם כבר תראו לו</text:span><text:span text:style-name="T2">.</text:span></text:p>
      <text:p text:style-name="P1"><text:span text:style-name="T1">לא בקטע הזה</text:span><text:span text:style-name="T2">. </text:span><text:span text:style-name="T1">כן</text:span><text:span text:style-name="T2">.</text:span></text:p>
      <text:p text:style-name="P1"><text:span text:style-name="T1">אה </text:span><text:span text:style-name="T2">20 </text:span><text:span text:style-name="T1">מפגשים </text:span><text:span text:style-name="T2">23 </text:span><text:span text:style-name="T1">מפגשים</text:span><text:span text:style-name="T2">.</text:span></text:p>
      <text:p text:style-name="P1"><text:span text:style-name="T1">כן</text:span><text:span text:style-name="T2">. </text:span><text:span text:style-name="T1">לא לא אתה צודק</text:span><text:span text:style-name="T2">. </text:span><text:span text:style-name="T1">אפילו לפני</text:span><text:span text:style-name="T2">.</text:span></text:p>
      <text:p text:style-name="P1"><text:span text:style-name="T1">אז זה למשל רק לתת את הקסם של סרגלי תפיסה</text:span><text:span text:style-name="T2">. </text:span><text:span text:style-name="T1">אחר כך אנחנו נלמד דבר שנקרא חוק המראות</text:span><text:span text:style-name="T2">. </text:span><text:span text:style-name="T1">חוק המראות</text:span><text:span text:style-name="T2">. </text:span><text:span text:style-name="T1">מי שעשה פה את אימפקט יודע</text:span><text:span text:style-name="T2">. </text:span><text:span text:style-name="T1">בעצם משם נולדה כל השיטה הזו</text:span><text:span text:style-name="T2">. </text:span><text:span text:style-name="T1">אנחנו מתייחסים למציאות כמראה</text:span><text:span text:style-name="T2">. </text:span><text:span text:style-name="T1">אני לא אקלקל לכם את זה</text:span><text:span text:style-name="T2">, </text:span><text:span text:style-name="T1">אבל זה בטן השיטה</text:span><text:span text:style-name="T2">. </text:span><text:span text:style-name="T1">השיטה אנחנו עובדים אנחנו מדברים על כך שמציאות הנה ההשתקפות מוחלטת של תודעה ואם משהו מקולקל במרכאות כפולות ומכופלות במציאות זה מאפשר לנו הצצה עמוקה לתודעה ואנחנו נלמד להשתמש במציאות ככלי להתבוננות בתודעה</text:span><text:span text:style-name="T2">. </text:span><text:span text:style-name="T1">בסדר</text:span><text:span text:style-name="T2">? </text:span><text:span text:style-name="T1">כל מודל החקירה שלנו מתחיל מבחוץ פנימה</text:span><text:span text:style-name="T2">. </text:span><text:span text:style-name="T1">קשורים </text:span><text:span text:style-name="T2">1213 </text:span><text:span text:style-name="T1">כבר יהיו קשורים לטכניקות</text:span><text:span text:style-name="T2">. </text:span><text:span text:style-name="T1">אנחנו כבר נתחיל ללמד אתכם דבר שנקרא ממראה ליד אוחזת</text:span><text:span text:style-name="T2">. </text:span><text:span text:style-name="T1">זה נקרא המודל המלא</text:span><text:span text:style-name="T2">. </text:span><text:span text:style-name="T1">מראה ליד אוחזת</text:span><text:span text:style-name="T2">. </text:span><text:span text:style-name="T1">אנחנו נתחיל ללמד אתכם איך לוקחים מציאות בעייתית של בן אדם</text:span><text:span text:style-name="T2">. </text:span><text:span text:style-name="T1">אומר אני לא מסתדר עם הנה באל</text:span><text:span text:style-name="T2">. </text:span><text:span text:style-name="T1">כל פעם היא באה לי עם הפרח הזה על החולצה</text:span><text:span text:style-name="T2">. </text:span><text:span text:style-name="T1">אני לא יכולה לשת את זה</text:span><text:span text:style-name="T2">. </text:span><text:span text:style-name="T1">אנחנו נחקור את הבן אדם דרך הראקציה שהפרח מעורר בו ומשם נגיע לרחם</text:span><text:span text:style-name="T2">. </text:span><text:span text:style-name="T1">וההבדל בין ביניכם היום לביניכם בעוד שנה</text:span><text:span text:style-name="T2">, </text:span><text:span text:style-name="T1">שנתיים או </text:span><text:span text:style-name="T2">10, </text:span><text:span text:style-name="T1">שהיום זה יכול לקחת לכם </text:span><text:span text:style-name="T2">250 </text:span><text:span text:style-name="T1">שאלות</text:span><text:span text:style-name="T2">, </text:span><text:span text:style-name="T1">לעשות את הקשר בין הפרח לבין התיקון הנשמתי העמוק של הנבל ובעתידית זה יכול להיות </text:span><text:span text:style-name="T2">10 </text:span><text:span text:style-name="T1">או </text:span><text:span text:style-name="T2">15 </text:span><text:span text:style-name="T1">שאלות</text:span><text:span text:style-name="T2">, </text:span><text:span text:style-name="T1">יכול להיות </text:span><text:span text:style-name="T2">10 </text:span><text:span text:style-name="T1">דקות עבודה</text:span><text:span text:style-name="T2">. </text:span><text:span text:style-name="T1">אם מפתחים את הקשב לרמה מאוד מאוד גבוהה</text:span><text:span text:style-name="T2">, </text:span><text:span text:style-name="T1">זה לוקח שנים</text:span><text:span text:style-name="T2">, </text:span><text:span text:style-name="T1">אבל את הנתיב אנחנו נציג לכם</text:span><text:span text:style-name="T2">. </text:span><text:span text:style-name="T1">א אחר כך אנחנו נתחיל לתרגל בשיעורים </text:span><text:span text:style-name="T2">12 </text:span><text:span text:style-name="T1">את הדבר הזה</text:span><text:span text:style-name="T2">, </text:span><text:span text:style-name="T1">נתחיל לעבוד עם התנגדויות</text:span><text:span text:style-name="T2">, </text:span><text:span text:style-name="T1">נתחיל לעבוד עם דבר שימלא לנו פה את החלל</text:span><text:span text:style-name="T2">. </text:span><text:span text:style-name="T1">אנחנו נדבר מלא מלא מלא מלא על אסטרטגיות ועל כוחות פנימיים שתוקעים את הבן אדם ולא מאפשרים לו לראות ולעבוד ואנחנו נלמד להבין את ההתפתחות של האסטרטגיות ונלמד להבין איזה התנגדויות הם שמות לנו בתוך התהליך ונלמד לינטלמדכם איך להשיט את האסטרטגיות ופה אולי נביא קצת ידע מבחוץ וזה </text:span><text:soft-page-break/><text:span text:style-name="T1">שיעורים אלו שיעורים מאוד מאוד מהתגירים כי זה הרגע שבו אנחנו מגיעים ככה יותר עמוק למקום שבו אנחנו רוצים להגיע אצל בן אדם ושם הויברציות שלו מתחילות להתקיים</text:span><text:span text:style-name="T2">. </text:span><text:span text:style-name="T1">זה כמו ששני מגנטים הפוכים הם מתקרבים מתקרבים ופה מתחיל להיות התנגדות מאוד גדולות</text:span><text:span text:style-name="T2">. </text:span><text:span text:style-name="T1">יש רגע בטיפול שאתה מאוד מאוד קרוב וכל המערכות הלא מודעות יוצות לקרב</text:span><text:span text:style-name="T2">. </text:span><text:span text:style-name="T1">אנחנו נלמד לזהות את האסטרטגיות האלה</text:span><text:span text:style-name="T2">. </text:span><text:span text:style-name="T1">זה זה דבר מדהים</text:span><text:span text:style-name="T2">. </text:span><text:span text:style-name="T1">א ככל שאתה נעשה יותר ממן אתה רואה אותם יותר ויותר מהר</text:span><text:span text:style-name="T2">. </text:span><text:span text:style-name="T1">את רובם הגורף ניתן לעשית</text:span><text:span text:style-name="T2">. </text:span><text:span text:style-name="T1">ויש חלק שזה טור</text:span></text:p>
      <text:p text:style-name="P1"><text:span text:style-name="T1">בסדר את אלה שלא ניתן שוב אני למשל שלא למדתי אף פעם א מה זה הפרעת אישיות ואין לי תואר לא ראשון ולא שני פסיכולוג יש רגע אני יודע לזות אצל בן אדם שהוא </text:span><text:span text:style-name="T2">non</text:span><text:span text:style-name="T1">נ</text:span><text:span text:style-name="T2">n</text:span><text:span text:style-name="T1">גוש</text:span><text:span text:style-name="T2">able </text:span><text:span text:style-name="T1">יש אנשים</text:span></text:p>
      <text:p text:style-name="P2">אין סדק</text:p>
      <text:p text:style-name="P2">שאין סדק להיכנס בו בעיניי כך מגדירים בחוויה שלי זו הפרעת האישיות נכון</text:p>
      <text:p text:style-name="P2">שהוא אין לו נקודת משען</text:p>
      <text:p text:style-name="P2">אין לו נקודת משען להסתכל על על עצמו ואתה לא מצליח לייצר אותה וכשאתה פוגש א דבר כזה אתה עושה לו עכבר ימני העתק העור כי זה</text:p>
      <text:p text:style-name="P2">או שולח אותו זה כן</text:p>
      <text:p text:style-name="P2">נכון</text:p>
      <text:p text:style-name="P1"><text:span text:style-name="T1">אז זה גם משהו שאנחנו נלמד לזהות אותו פעם ב</text:span><text:span text:style-name="T2">100 </text:span><text:span text:style-name="T1">תלמידים יש אחד כזה</text:span></text:p>
      <text:p text:style-name="P2">גאי</text:p>
      <text:p text:style-name="P2">לא אבל גם עכשיו יש לנו בחוצה שיש פ</text:p>
      <text:p text:style-name="P1"><text:span text:style-name="T1">מדי פעם לא יש כבר עברו הרבה ז הרבה מים מאז אנחנו מדי פעם נתקשקש על זכרונות משותפים מעבר</text:span><text:span text:style-name="T2">. </text:span><text:span text:style-name="T1">שיעורים </text:span><text:span text:style-name="T2">1415 </text:span><text:span text:style-name="T1">אנחנו שוב ניתן רקע חיצוני קצת</text:span><text:span text:style-name="T2">. </text:span><text:span text:style-name="T1">שוב</text:span><text:span text:style-name="T2">, </text:span><text:span text:style-name="T1">גם רקע חיצוני אנחנו מחברים אותו אלינו</text:span><text:span text:style-name="T2">. </text:span><text:span text:style-name="T1">נדבר על נפש האדם</text:span><text:span text:style-name="T2">, </text:span><text:span text:style-name="T1">כל הקורס על נפש אדם</text:span><text:span text:style-name="T2">, </text:span><text:span text:style-name="T1">אבל פה אנחנו נדבר על צרכי ליבה א של ילדים</text:span><text:span text:style-name="T2">, </text:span><text:span text:style-name="T1">סוגי כשלים במענה לצרכים של ילדים</text:span><text:span text:style-name="T2">. </text:span><text:span text:style-name="T1">כל הדברים האלה אנחנו נלמד כי כשאנחנו נקבל מטופל ואנחנו נראה התנהגויות אנחנו נצטרך לזהות את השורשים שיצרו אותם</text:span><text:span text:style-name="T2">. </text:span><text:span text:style-name="T1">ואם אנחנו נראה פה איזשהיא מערכת יחסים א שמטופל מגייס אותי פתאום לאיזה תפקיד מאוד חריך בתוך העבודה</text:span><text:span text:style-name="T2">, </text:span><text:span text:style-name="T1">יכול להיות שאנחנו נראה שהדבר הזה קשור למערכת היחסים הראשונה ההורית</text:span><text:span text:style-name="T2">, </text:span><text:span text:style-name="T1">להתקשרות ההורית שהיו</text:span><text:span text:style-name="T2">. </text:span><text:span text:style-name="T1">אז אלה מקומות מאוד מאוד מורכבים ואלה הדברים של א ליאן תלמד</text:span><text:span text:style-name="T2">. </text:span><text:span text:style-name="T1">פה יהיה גם שיעורים מאוד מאוד מעניינים על חלקי הנפש</text:span><text:span text:style-name="T2">. </text:span><text:span text:style-name="T1">היי</text:span><text:span text:style-name="T2">, </text:span><text:span text:style-name="T1">ברוכה הבאה</text:span><text:span text:style-name="T2">.</text:span></text:p>
      <text:p text:style-name="P1"><text:span text:style-name="T1">ברוכה הבאה</text:span><text:span text:style-name="T2">.</text:span></text:p>
      <text:p text:style-name="P1"><text:span text:style-name="T1">שיעור </text:span><text:span text:style-name="T2">16 </text:span><text:span text:style-name="T1">זה לא יהיה שיעור </text:span><text:span text:style-name="T2">16, </text:span><text:span text:style-name="T1">אנחנו לא יודעים איפה זה יהיה</text:span><text:span text:style-name="T2">, </text:span><text:span text:style-name="T1">אבל אלה רצף החומרים</text:span><text:span text:style-name="T2">. </text:span><text:span text:style-name="T1">אנחנו חוזרים שוב למונחים של הבית ספר ואנחנו מלמדים את הדרמה הגדולה של תיקון</text:span><text:span text:style-name="T2">. </text:span><text:span text:style-name="T1">אינו תמיד פעולה הפוכה א להרגל</text:span><text:span text:style-name="T2">. </text:span><text:span text:style-name="T1">מודל שאנחנו א פיתחנו אותו</text:span><text:span text:style-name="T2">. </text:span><text:span text:style-name="T1">אנחנו מסבירים איך בעצם אנחנו עושים שינוי אחרי שאנשים הבינו את התקלה הפנימית שלהם</text:span><text:span text:style-name="T2">, </text:span><text:span text:style-name="T1">הבינו את מהות התיקון שלהם</text:span><text:span text:style-name="T2">. </text:span><text:span text:style-name="T1">המודל שלנו אה הופך את הכרה על פי הדרך דבר שנקרא תיקון כפעולה הפוכה להרגל נלמד את זה נתרגל את זה זה יצא לכם מכל החורים א בשיעור </text:span><text:span text:style-name="T2">17 </text:span><text:span text:style-name="T1">ורק כנראה בשיעור </text:span><text:span text:style-name="T2">17 </text:span><text:span text:style-name="T1">אנחנו נביא בעצמנו מודל כנראה שזה יהיה בשלב הזה אולי קודם נציג לכם איך אנחנו מקיימים פגישות עד אותו שלב זה יהיה כלים רעיונות תרגולים אבל סביב האזור הזה אנחנו נביא לכם את ה את הרצף שאנחנו עושים איך נראית פגישה שלנו אתם לא חייבים להשתמש בזה אבל זה כלי נהדר יהיה לתרגל את זה פה אנחנו קוראים לזה מודל כמובן המודל המפורסם של השלבחים ההפוכים א שהוא בן כמה חודשים ובשלבים האלה כבר נתחיל לתרגל תרגולים יותר עמוקים כבר יהיה לכם מספיק חומר אנחנו כבר נשב פה במליאה יש פה עוד שלושה חדרים שאנחנו עובדים איתם תחלק לקבוצות ואתם תתרגלו דבר שנקרא ממראה ליד אוחזת ממציאות חיצונית עד לשורש הפנימי וכל פעם תווספו לכם עוד ועוד כלים כדי לעשות את הדבר הזה</text:span><text:span text:style-name="T2">. </text:span><text:span text:style-name="T1">שיעור </text:span><text:span text:style-name="T2">19 </text:span><text:span text:style-name="T1">אנחנו נדבר קצת על כלי ריפוי</text:span><text:span text:style-name="T2">. </text:span><text:span text:style-name="T1">איך </text:span><text:soft-page-break/><text:span text:style-name="T1">עובדים עם גוף</text:span><text:span text:style-name="T2">, </text:span><text:span text:style-name="T1">איך עובדים עם רגש</text:span><text:span text:style-name="T2">, </text:span><text:span text:style-name="T1">לא נלאה אותכם כרגע</text:span><text:span text:style-name="T2">. </text:span><text:span text:style-name="T1">אה ואתם יכולים ומפה והלאה זה יהיה בעיקר בעיקר תרגולים ואנחנו שוב ניתן עוד פעם נקודות קטנות של חומר</text:span><text:span text:style-name="T2">. </text:span><text:span text:style-name="T1">לא בא לי להמיס עלכם עוד אינפורמציה</text:span><text:span text:style-name="T2">.</text:span></text:p>
      <text:p text:style-name="P2">אם אתם רוצים להסתכל לרגע ולא זה אצלהם</text:p>
      <text:p text:style-name="P2">כן</text:p>
      <text:p text:style-name="P1"><text:span text:style-name="T1">ולא לא להיבעל יותר מדי</text:span><text:span text:style-name="T2">. </text:span><text:span text:style-name="T1">ת לי רגע</text:span><text:span text:style-name="T2">, </text:span><text:span text:style-name="T1">אין לי את זה</text:span><text:span text:style-name="T2">.</text:span></text:p>
      <text:p text:style-name="P1"><text:span text:style-name="T1">יש לכם את התרשים בסוף הצבעוני</text:span><text:span text:style-name="T2">? </text:span><text:span text:style-name="T1">כן</text:span><text:span text:style-name="T2">.</text:span></text:p>
      <text:p text:style-name="P2">זה התרשים הזה נקרא התרשים הצבעוני כי</text:p>
      <text:p text:style-name="P1"><text:span text:style-name="T1">הוא נולד לא מזמן</text:span><text:span text:style-name="T2">.</text:span></text:p>
      <text:p text:style-name="P1"><text:span text:style-name="T1">נולד לפני שבוע</text:span><text:span text:style-name="T2">,</text:span></text:p>
      <text:p text:style-name="P1"><text:span text:style-name="T1">נכון</text:span><text:span text:style-name="T2">?</text:span></text:p>
      <text:p text:style-name="P1"><text:span text:style-name="T1">אה</text:span><text:span text:style-name="T2">, </text:span><text:span text:style-name="T1">ברגע של יותר מדי סמים</text:span><text:span text:style-name="T2">,</text:span></text:p>
      <text:p text:style-name="P2">יצא שבסוף המחזור האחרון אני הבנתי מה אני עושה והנחנו את הכל על ניר במבעת הארץ זה לא היה עד היום</text:p>
      <text:p text:style-name="P2">ויזואלית הוא הבין מה הוא</text:p>
      <text:p text:style-name="P2">כאילו ויזואלית הבנתי מה אני עושה</text:p>
      <text:p text:style-name="P1"><text:span text:style-name="T1">עמדתי הכיתה נעצרה לאיזה </text:span><text:span text:style-name="T2">40 </text:span><text:span text:style-name="T1">דקות קשקשתי את זה על הלוח אמרתי הנה הבנו זה מה שאנחנו עושים זה נראה מפחיד א מהסיבה הפשוטה שזה מפחיד הדבר הזה יש פה רצף בסדר אני לא פותח אותו עכשיו זה מסובך אבל הוא יעזור לכם לעקוב איפה אתם נמצאים בתוך הקורס שלנו אני אעשה ויש מאוד מאוד זריז על הדבר הזה</text:span></text:p>
      <text:p text:style-name="P2">אין את מישהו</text:p>
      <text:p text:style-name="P2">אני בלי צבעים</text:p>
      <text:p text:style-name="P2">כל החלק הראשון יש עוד משהו עם צבע שאני אראה איזה</text:p>
      <text:p text:style-name="P1"><text:span text:style-name="T1">כחול כל החלק הראשון החלק הכחול יהיה קשור למה יצר את המאומה אוקיי אנחנו נרצה להבין מה יצר את השורש של הבעיות שאנחנו נתקלים בהם היום ויש פה המשגה ויש פה ידע</text:span><text:span text:style-name="T2">. </text:span><text:span text:style-name="T1">כלומר ה הגרזן שהוא נף המכו על הסוס שקשה העלבון שצרב וכל הכחול אנחנו נלמד את זה מסודר</text:span><text:span text:style-name="T2">. </text:span><text:span text:style-name="T1">אחר כך אנחנו נראה איך הכחול הזה יוצר את ההווה וזה כבר בכתום</text:span><text:span text:style-name="T2">. </text:span><text:span text:style-name="T1">איך אנשים בוראים מציאות בניגוד לרצון החופשי שלהם</text:span><text:span text:style-name="T2">. </text:span><text:span text:style-name="T1">איך האסטרטגיה מחזקת את עצמה</text:span><text:span text:style-name="T2">. </text:span><text:span text:style-name="T1">איך תת המודע הם הוכיח את עצמו לעצמו</text:span><text:span text:style-name="T2">, </text:span><text:span text:style-name="T1">מה זה עושה לאסטרטגיה ואיך בן אדם הולך ו תוקע את רגליו בתוך יציקת הבטון עד שהוא לא מסוגל לשנות את החיים שלו</text:span><text:span text:style-name="T2">. </text:span><text:span text:style-name="T1">תולדה לריבועים הכחולים</text:span></text:p>
      <text:p text:style-name="P1"><text:span text:style-name="T1">והנחכה של המציאות בעקבות התודעה הזו</text:span><text:span text:style-name="T2">. </text:span><text:span text:style-name="T1">אני בסדר</text:span><text:span text:style-name="T2">? </text:span><text:span text:style-name="T1">אתם מבינים מה אני אומר</text:span><text:span text:style-name="T2">? </text:span><text:span text:style-name="T1">דבר הזה קראנו מעגל הבריאה הראקטיבי</text:span><text:span text:style-name="T2">, </text:span><text:span text:style-name="T1">הסטגנציה הזו של החיים</text:span><text:span text:style-name="T2">. </text:span><text:span text:style-name="T1">למה אנשים מגיעים לטיפול</text:span><text:span text:style-name="T2">? </text:span><text:span text:style-name="T1">אס להם</text:span><text:span text:style-name="T2">. </text:span><text:span text:style-name="T1">הם לא יכולים יותר לס את הקשר</text:span><text:span text:style-name="T2">, </text:span><text:span text:style-name="T1">את השבר</text:span><text:span text:style-name="T2">, </text:span><text:span text:style-name="T1">את הקונפליקט הקבוע מול הילד</text:span><text:span text:style-name="T2">, </text:span><text:span text:style-name="T1">מול בן הזוג</text:span><text:span text:style-name="T2">, </text:span><text:span text:style-name="T1">לא מצליחים לצאת מעלוק</text:span><text:span text:style-name="T2">. </text:span><text:span text:style-name="T1">אין להם את המשאבים כי הם הבעיה</text:span><text:span text:style-name="T2">. </text:span><text:span text:style-name="T1">מערכת הפעלה המנטלית שלהם מייצרת את הדרמה ואין להם גישה לסיבות</text:span><text:span text:style-name="T2">. </text:span><text:span text:style-name="T1">אז זה יהיה הדבר השני שאנחנו נג</text:span><text:span text:style-name="T2">.</text:span></text:p>
      <text:p text:style-name="P1"><text:span text:style-name="T1">כמובן לא מאשימים אותם שהם הבעיה</text:span><text:span text:style-name="T2">.</text:span></text:p>
      <text:p text:style-name="P1"><text:span text:style-name="T1">אני מאשים אותם</text:span><text:span text:style-name="T2">.</text:span></text:p>
      <text:p text:style-name="P1"><text:span text:style-name="T1">כן</text:span><text:span text:style-name="T2">. </text:span><text:span text:style-name="T1">את מערכת ההפעלה שלהם</text:span><text:span text:style-name="T2">.</text:span></text:p>
      <text:p text:style-name="P1"><text:span text:style-name="T1">כן</text:span><text:span text:style-name="T2">. </text:span><text:span text:style-name="T1">שוב</text:span><text:span text:style-name="T2">, </text:span><text:span text:style-name="T1">אנחנו נעשה פה הפרדה</text:span><text:span text:style-name="T2">. </text:span><text:span text:style-name="T1">זה יתחיל להיות מאוד מאוד ברור</text:span><text:span text:style-name="T2">. </text:span><text:span text:style-name="T1">אנחנו נעשה הפרדה מאוד ברורה</text:span><text:span text:style-name="T2">. </text:span><text:span text:style-name="T1">בין האדם לבין מערכת ההפעלה שמנהלת אותו</text:span><text:span text:style-name="T2">. </text:span><text:span text:style-name="T1">אנחנו בצורה גסה אני אגיד כמעט נהיה אדישים לאדם</text:span><text:span text:style-name="T2">. </text:span><text:span text:style-name="T1">לא עדישים במובן הטיפולי</text:span><text:span text:style-name="T2">. </text:span><text:span text:style-name="T1">אנחנו נהיה מאוד מאוד אמפטיים ואנחנו נהיה כשובים אבל הסקרנות שלנו תהיה לאותה מערכת הפעלה והיא כאילו ישות נפרדת</text:span><text:span text:style-name="T2">. </text:span><text:span text:style-name="T1">וכשדיברתי לכם על זה שאני ארצה ללמד אתכם להקשיב</text:span><text:span text:style-name="T2">, </text:span><text:span text:style-name="T1">אנחנו נלמד להקשיב למערכת </text:span><text:soft-page-break/><text:span text:style-name="T1">ההפעלה</text:span><text:span text:style-name="T2">. </text:span><text:span text:style-name="T1">ולרוב מה שהבן אדם עושה שאתה בטיפול</text:span><text:span text:style-name="T2">, </text:span><text:span text:style-name="T1">מה הוא עושה למערכת ההפעלה</text:span><text:span text:style-name="T2">? </text:span><text:span text:style-name="T1">אתה יושב מולו</text:span><text:span text:style-name="T2">, </text:span><text:span text:style-name="T1">מה הנטייה שלו תהיה</text:span><text:span text:style-name="T2">? </text:span><text:span text:style-name="T1">הוא יסתיר אותה</text:span><text:span text:style-name="T2">. </text:span><text:span text:style-name="T1">הוא כל הזמן יסתיר אותה</text:span><text:span text:style-name="T2">. </text:span><text:span text:style-name="T1">למשל</text:span><text:span text:style-name="T2">, </text:span><text:span text:style-name="T1">מישהו יגיד</text:span><text:span text:style-name="T2">, </text:span><text:span text:style-name="T1">תשמע</text:span><text:span text:style-name="T2">, </text:span><text:span text:style-name="T1">אני מאוד מאוד מוכשר א אבל אני לא עושה את הכסף</text:span><text:span text:style-name="T2">, </text:span><text:span text:style-name="T1">אני לא משיג את ההצלחה שאני רוצה</text:span><text:span text:style-name="T2">. </text:span><text:span text:style-name="T1">אז המטופל המטפל ינסה לחקור פחדים</text:span><text:span text:style-name="T2">. </text:span><text:span text:style-name="T1">אז איך חוקרים פחדים</text:span><text:span text:style-name="T2">? </text:span><text:span text:style-name="T1">רואים מה יקרה אם ההצלחה תתממש</text:span><text:span text:style-name="T2">, </text:span><text:span text:style-name="T1">נכון</text:span><text:span text:style-name="T2">? </text:span><text:span text:style-name="T1">כי זה פחד מאיזשהי הצלחה</text:span><text:span text:style-name="T2">. </text:span><text:span text:style-name="T1">אז אתה אומר לו</text:span><text:span text:style-name="T2">, </text:span><text:span text:style-name="T1">מה יקרה אם תצליח</text:span><text:span text:style-name="T2">? </text:span><text:span text:style-name="T1">אומר</text:span><text:span text:style-name="T2">, </text:span><text:span text:style-name="T1">מה יקרה</text:span><text:span text:style-name="T2">? </text:span><text:span text:style-name="T1">יהיה לי מלא כסף</text:span><text:span text:style-name="T2">, </text:span><text:span text:style-name="T1">מלא זמן</text:span><text:span text:style-name="T2">, </text:span><text:span text:style-name="T1">אני אוכל לעשות מה שאני רוצה</text:span><text:span text:style-name="T2">. </text:span><text:span text:style-name="T1">מי עונה לי איזה חלק עונה לי</text:span><text:span text:style-name="T2">? </text:span><text:span text:style-name="T1">אה</text:span><text:span text:style-name="T2">, </text:span><text:span text:style-name="T1">האדם לא מערכת ההפעלה שלו</text:span><text:span text:style-name="T2">, </text:span><text:span text:style-name="T1">נכון</text:span><text:span text:style-name="T2">? </text:span><text:span text:style-name="T1">כי אם זו האמת</text:span><text:span text:style-name="T2">, </text:span><text:span text:style-name="T1">אז סע</text:span><text:span text:style-name="T2">.</text:span></text:p>
      <text:p text:style-name="P1"><text:span text:style-name="T1">ואתם תראו שהאדם עונה לנו ויכול לסובב אותנו חמש שנים אם לא נגיד לו סטום</text:span><text:span text:style-name="T2">, </text:span><text:span text:style-name="T1">זוז</text:span><text:span text:style-name="T2">. </text:span><text:span text:style-name="T1">ואנחנו נצטרך לעשות את הדבר הזה בתבונה וברגישות</text:span><text:span text:style-name="T2">. </text:span><text:span text:style-name="T1">ואתם תראו שאתם טיפלו בפח ומטפלים טובים נופלים בפח ומקשיבים לסיפורים</text:span><text:span text:style-name="T2">. </text:span><text:span text:style-name="T1">האלה אני נשבע לכם שנים כאילו יש בי זם אני אתם תגלו אותו יוצא באשו יש בי כעס על הדבר הזה שאנשים משחיטים הרבה מאוד שנים מבלי להסיט את את הקולות שמפריעים לראות את את עם מה צריך לעבוד ברור שאם הבן אדם הזה יש לו חסם בהצלחה ויש לו את כל הפוטנציאל אני צריך לשמוע את הקול הזה מה הוא צועק אתם תראו שמטה באמצע כתוב התקלות במציאות הוא אמר אה בסוף מעגל הבריאה הראקטיבי מנח כיח מציאות שהבן אדם בשלב הזה אומר די אני לא יכול יותר ובמקום הזה אנחנו א מסבירים איך נראה מעגל הראקטיביות כלומר מה קורה איך בן אדם מנציח את מערכות היחסים עם הכוחות שמפעילים אותו</text:span><text:span text:style-name="T2">. </text:span><text:span text:style-name="T1">לצורך העניין</text:span><text:span text:style-name="T2">, </text:span><text:span text:style-name="T1">אם אני בזוגיות עם מיכל ויש לי את מה שקרה לי ב פה בכחולים והמערכת שלי בנתה אסטרטגיה שהפכה להיות מערכת הפעלה לא מודעת</text:span><text:span text:style-name="T2">. </text:span><text:span text:style-name="T1">עכשיו מיכל ואני מנהלים מערכות יחסים בין שתי מערכות ההפעלה שלנו</text:span><text:span text:style-name="T2">. </text:span><text:span text:style-name="T1">אתם איתי</text:span><text:span text:style-name="T2">? </text:span><text:span text:style-name="T1">כלומר</text:span><text:span text:style-name="T2">, </text:span><text:span text:style-name="T1">יש בינינו שני מבוגרים שמתים לחיות בהרמוניה ושתי מערכות הפעלה שמשמידות את הקשר</text:span><text:span text:style-name="T2">. </text:span><text:span text:style-name="T1">ולדבר הזה אנחנו קוראים מעגל הראקטיביות ומחזור האינפורמציה</text:span><text:span text:style-name="T2">. </text:span><text:span text:style-name="T1">והחוויה היא של טמטום</text:span><text:span text:style-name="T2">. </text:span><text:span text:style-name="T1">ככה אנחנו מרגישים שזה קורה</text:span><text:span text:style-name="T2">. </text:span><text:span text:style-name="T1">אתה אומר</text:span><text:span text:style-name="T2">, </text:span><text:span text:style-name="T1">אני אמור להיות מסוגל להסתדר עם האישה הזו והאישה הזו אמורה להיות מסוגלת להסתדר איתי</text:span><text:span text:style-name="T2">. </text:span><text:span text:style-name="T1">גם בא לי להסתדר איתה</text:span><text:span text:style-name="T2">. </text:span><text:span text:style-name="T1">איך יכול להיות שאנחנו מתפוצצים מחד השני כל הזמן</text:span><text:span text:style-name="T2">? </text:span><text:span text:style-name="T1">זה הפער הזה כל הזמן</text:span><text:span text:style-name="T2">. </text:span><text:span text:style-name="T1">אז אנחנו מחפשים ואנחנו נלמד היטב את מעגל הראקטיביות</text:span><text:span text:style-name="T2">. </text:span><text:span text:style-name="T1">מה לא מאפשר לנו לראות את המערכות הפנימיות האלה שלנו וכולי</text:span><text:span text:style-name="T2">. </text:span><text:span text:style-name="T1">ואז הללויה</text:span><text:span text:style-name="T2">. </text:span><text:span text:style-name="T1">יש דבר שאנחנו נקרא לו נקודת ההיפוך ובנקודת ההיפוך אנחנו נלמד אתכם איך משתמשים במציאות המקולקלת הלא רצויה ככלי כדי להיכנס פנימה ולחקור את השורשים שמנהלים ומפעילים אותנו</text:span><text:span text:style-name="T2">. </text:span><text:span text:style-name="T1">אם תסתכלו יש פה מונחים אנחנו לא נטיש אתכם אבל אתם תראו שבסוף הלופ הכחול הזה אנחנו חוזרים לדבר שנקרא הפגיעה הילדית וזיוי אסטרטגיה</text:span><text:span text:style-name="T2">. </text:span><text:span text:style-name="T1">אם תסתכלו על תחילת המעגל מצד ימין למעלה אתם תראו שאנחנו מתחילים מהפגיעה הילדית שמובילה עלסטרטגיה כלומר התהליך הוא תהליך של מעגל שלם אנחנו נבין את הפגיעה איך נוצרה האסטרטגיה איך היא מנציחה את עצמה איך היא משכפלת מערכות יחסים תהיה לנו נקודת היפוח נלמד דרך המופע במציאות להתחיל לחקור פנימה ודרך זה נגלה את הפגיעה הילדית ונגלה את האסטרטגיה וכולי וכול כולי אותו דבר שהתחיל את כל המהלך</text:span><text:span text:style-name="T2">. </text:span><text:span text:style-name="T1">תגידו לי אם אתם מבינים כי זה פעם ראשונה שאני מדבר את זה בכל רם כן</text:span></text:p>
      <text:p text:style-name="P2">וד אין את כל ה</text:p>
      <text:p text:style-name="P1"><text:span text:style-name="T1">אחרי שאנחנו נגלה את הדבר הזה את זיור האסטרטגיה אנחנו נכנס למעגל נוסף שהוא מעגל הריפוי ושמה אנחנו נלמד אתכם אחרי שגילינו את הפצעים המקוריים דבר שאנחנו קוראים לו היד האורחזת בפודקאסט שמעתם את זה את המצדה את היד האוכחזת מה למה אנשים עושים הדבר הזה אוקיי גיליתי את הבור הזה גיליתי את הפצע גיליתי את ה מצדה ושם היו מונחים כמו תיקון אינו פעולה הפוכה להרגל וקבלה מלאה של הבור מבטלת את הבור ואיך עובדים עם אסטרטגיות ואיך עוזבים קולות מותמעים זה יהיה השלב של הריפוי ואני מבטיח לכם שזה יהיה שלב שאתם תהיו בלחץ איך מרפאים איך מרפאים איך מרפאים איך אבל גם את זה נעשה למה הסכמה הזו א א נוצרה היא נוצרה א</text:span><text:span text:style-name="T2">' </text:span><text:span text:style-name="T1">כי היא באמת סוף סוף משקפת א את המהלך מלמעלה ולמה אני מציג לכם אותה כי אני כן חושב שהיא מאיימת</text:span><text:span text:style-name="T2">, </text:span><text:span text:style-name="T1">נכון</text:span><text:span text:style-name="T2">? </text:span><text:span text:style-name="T1">אם קצת מסתכלים עליה</text:span><text:span text:style-name="T2">, </text:span><text:span text:style-name="T1">יש בהמשו מאיים</text:span><text:span text:style-name="T2">, </text:span><text:span text:style-name="T1">לא יהיה שום שלב שבו אתם תצטרכו </text:span><text:soft-page-break/><text:span text:style-name="T1">לדעת את כל זה</text:span><text:span text:style-name="T2">. </text:span><text:span text:style-name="T1">זאת אומרת</text:span><text:span text:style-name="T2">, </text:span><text:span text:style-name="T1">זה לא קורס כזה</text:span><text:span text:style-name="T2">. </text:span><text:span text:style-name="T1">אני עבדתי עד לפני יומיים בלי זה</text:span><text:span text:style-name="T2">. </text:span><text:span text:style-name="T1">אתם מבינים מה אני אומר</text:span><text:span text:style-name="T2">? </text:span><text:span text:style-name="T1">זה לא נדרש</text:span><text:span text:style-name="T2">.</text:span></text:p>
      <text:p text:style-name="P1"><text:span text:style-name="T1">תרגישו</text:span><text:span text:style-name="T2">,</text:span></text:p>
      <text:p text:style-name="P1"><text:span text:style-name="T1">אבל אתם תוכלו בקורס לדעת איפה אתם פחות או יותר נמצאים ברצף ומתוך זה לשאול שאלות ולהבין את התהליך ומה חסר ומה לא חסר</text:span><text:span text:style-name="T2">. </text:span><text:span text:style-name="T1">וכן</text:span><text:span text:style-name="T2">, </text:span><text:span text:style-name="T1">האמת שאם אתם תסתכלו על זה כמה שעות טובות א בסוף הקורס עם כל ההבנות</text:span><text:span text:style-name="T2">. </text:span><text:span text:style-name="T1">אתם ממש ממש תבינו את זה</text:span><text:span text:style-name="T2">. </text:span><text:span text:style-name="T1">אני אגיד אני יכול להגיד לכם שאני מסתכל על זה</text:span><text:span text:style-name="T2">. </text:span><text:span text:style-name="T1">זה אולי המירה קצת מבלבלת כרגע</text:span><text:span text:style-name="T2">, </text:span><text:span text:style-name="T1">אבל אני רואה את זה כספרה</text:span><text:span text:style-name="T2">, </text:span><text:span text:style-name="T1">ככדור ואני יודע מה יש פה ומה יש פה ומה יש פה ומה יש פה</text:span><text:span text:style-name="T2">. </text:span><text:span text:style-name="T1">מבחינתי הדבר הזה הוא מאיפה שאני לא אסתכל עליו אני יכול להיכנס שמה</text:span><text:span text:style-name="T2">. </text:span><text:span text:style-name="T1">ושוב אתם תראו שכל זה לא נדרש</text:span><text:span text:style-name="T2">. </text:span><text:span text:style-name="T1">בסוף הכוונה שלנו זה שאתם תהיו קלי כזה שפשוט מבין מה קורה לו מול בעיניים מה זה כיף</text:span></text:p>
      <text:p text:style-name="P2">זה ממש כיף זה מאוד כיף</text:p>
      <text:p text:style-name="P2">אה אבל זה דורש סבלנות בסדר שאלות בבקשה שתיים שלוש שאלות</text:p>
      <text:p text:style-name="P1"><text:span text:style-name="T1">לא לא יהיה תרגולים א בכמעט כל שיעור נעשה איזשהיא עבודה בזוגות או תרגול א פשוט ככל שהכלים יהיו יותר ממש תלמדו את בטן השיטה התרגולים יהיו ממש ערגולים מא</text:span><text:span text:style-name="T2">' </text:span><text:span text:style-name="T1">עד תשם כבר בסדר אבל כל הזמן יש משהו שבו בסדר רוב השיעורים לא כל רוב השיעורים ואנחנו נשנה אנחנו נעשה תרגולים מזוגות אנחנו נעשה תרגולי אקווריום פה לפעמים אנחנו נתחלק לשתי קבוצות לפעמים נתחלק לארבע קבוצות אנחנו נרגיש את זה ואתם ככל שתרגישו יותר בטוחים אנחנו נבקש ממכם להגיד לנו מה אתם מרגישים מה אתם רוצים מה חסר לכם מה מבלבל אותכם זה שלנו אתם מבינים כן</text:span><text:span text:style-name="T2">, </text:span><text:span text:style-name="T1">אתם עוברים תהליך</text:span><text:span text:style-name="T2">, </text:span><text:span text:style-name="T1">אבל זה לא כמו סדנת אינקפ במובן הזה שאנחנו לא אנחנו מוודעים שכל אחד עבר מנקודה א</text:span><text:span text:style-name="T2">' </text:span><text:span text:style-name="T1">לנקודה ב</text:span><text:span text:style-name="T2">'. </text:span><text:span text:style-name="T1">זה לא ההתחייבות שלנו פה</text:span><text:span text:style-name="T2">. </text:span><text:span text:style-name="T1">התחייבות שלנו פה זה להכשיר אותכם בשיטה</text:span><text:span text:style-name="T2">.</text:span></text:p>
      <text:p text:style-name="P1"><text:span text:style-name="T1">וממש שונה</text:span><text:span text:style-name="T2">.</text:span></text:p>
      <text:p text:style-name="P1"><text:span text:style-name="T1">שונה</text:span><text:span text:style-name="T2">.</text:span></text:p>
      <text:p text:style-name="P1"><text:span text:style-name="T1">סדנת אימפקט</text:span><text:span text:style-name="T2">. </text:span><text:span text:style-name="T1">אנשים צריכים לבכות והם צריכים לייב והם צריכים א להתייאש</text:span><text:span text:style-name="T2">, </text:span><text:span text:style-name="T1">צריכים להבין והם צריכים לראות את האור ותה טה טה טהטה</text:span><text:span text:style-name="T2">. </text:span><text:span text:style-name="T1">והמרו אוקיי לפני ויש אחרי</text:span><text:span text:style-name="T2">. </text:span><text:span text:style-name="T1">אוקיי וזה מה שקורה שם ואני מזמין אתכם אני לא יודע איך המס הזו תיכנס לסדנת אימפקט בזדמנות אבל</text:span></text:p>
      <text:p text:style-name="P2">לאט לאט</text:p>
      <text:p text:style-name="P2">לאט לאט אני אשמח אם אתם כן תצליחו להגיע מתי שהוא לסדנת אימפקט כי נדמה לי שרק אז הוא יהיה לכם יותר קל להבין</text:p>
      <text:p text:style-name="P2">מה הקסם הזה שאנחנו מכוונים אליו כי פה אתם תראו נקודות ו ולא את כל התמונה כולה עוד שתיים שלוש שאלות בבקשה עוד שאלה אחתי שאלה הערה משובל מה</text:p>
      <text:p text:style-name="P1"><text:span text:style-name="T1">עוד מתביישים</text:span><text:span text:style-name="T2">? </text:span><text:span text:style-name="T1">עוד לא הכיר אותה</text:span><text:span text:style-name="T2">.</text:span></text:p>
      <text:p text:style-name="P1"><text:span text:style-name="T1">טוב</text:span><text:span text:style-name="T2">.</text:span></text:p>
      <text:p text:style-name="P1"><text:span text:style-name="T1">וכן חשוב להגיד רגע באמת אה אה שאנחנו כן גם מאיזשהו שלב נרצה שתתרגלו בין המפגשים לפחות פעם אחת בזום עם איזה בדי כזה</text:span><text:span text:style-name="T2">, </text:span><text:span text:style-name="T1">עם איזה בן זוג שאתם מתאמנים עוד פעם חוץ משיעור</text:span><text:span text:style-name="T2">. </text:span><text:span text:style-name="T1">זה מאוד מאוד חשוב כדי שיהיה מספיק תרגול</text:span><text:span text:style-name="T2">. </text:span><text:span text:style-name="T1">בסדר</text:span><text:span text:style-name="T2">? </text:span><text:span text:style-name="T1">אנחנו גם ננסה לעקוב פה אחרי מקרה אחד או שניים ממש שנפתח במלייה ונעקוב אחריו שלושה ארבעה מפגשים ונראה את כל התהליך השלם עם מישהו</text:span><text:span text:style-name="T2">. </text:span><text:span text:style-name="T1">בסדר עם מישהו שניים כמה שנספיק א מה עוד חשוב להגיד גם אה לא יודע בוא נעשה הכירות רגע ואז נראה עוד על ה רוצה להגיד עוד משהו כן תחיל א</text:span></text:p>
      <text:p text:style-name="P2">רמת החוזה תראו אה</text:p>
      <text:p text:style-name="P2">שני דברים שחשובים לנו מאוד הראשון זה מה שקורה בווגס נשאר בווגס נכון זה לא תהליך טיפולי כמו איפקט ששם יש חיסיון אבל</text:p>
      <text:p text:style-name="P2"><text:soft-page-break/>כן אני גם משתפת פה על מטופלים שלי אומלם בלי שמות אבל אנחנו מביאים מקרים גם אתם מביאים תוכן רוצים להרגיש בטוח</text:p>
      <text:p text:style-name="P2">כן ואנחנו גם מביאים את עצמנו בקיצור</text:p>
      <text:p text:style-name="P2">כן</text:p>
      <text:p text:style-name="P2">שום דבר פרטי לא יוצא מהסדנה הזאתי זה לא משהו שיש בו איזה פתח או סדק יותר מזה אפילו הייתי רוצה להקצין ואני חושב שזה קצת הקצנה אין לכם את הרשות לספר מי נמצא איתכם בקורס עד כדי כך הייתי רוצה שזה הגבול את לי רוצה לספר שיאל נמצאת בקורס צריכה לבקש מיאל אם זה סבבה לה המסר ברור שום דבר לא יוצא מפה זה עד כדי כך חשוב שאני רגע רוצה להעביר מבט רושף לחתום על חוזה עם כל אחד שמה שקורה בווגס נשאר בווגס גם אני מביא לא מעט תכנים פרטיים ואם העולם ידע עליי דברים זה הסודות שיש לי</text:p>
      <text:p text:style-name="P1"><text:span text:style-name="T1">בסדר מקובל הכל סגור ברוכה הבאה יש חתום יופי</text:span><text:span text:style-name="T2">. </text:span><text:span text:style-name="T1">דבר שני</text:span><text:span text:style-name="T2">, </text:span><text:span text:style-name="T1">אני חושב שהוא מיותר פה בקבוצה</text:span><text:span text:style-name="T2">, </text:span><text:span text:style-name="T1">חוק בלי ציניות</text:span><text:span text:style-name="T2">. </text:span><text:span text:style-name="T1">אנחנו נזרים מאוד מסרקזם וציניות בעבודה פנימית</text:span><text:span text:style-name="T2">. </text:span><text:span text:style-name="T1">זה מאוד מאוד מסוכן</text:span><text:span text:style-name="T2">. </text:span><text:span text:style-name="T1">ואני אשמור על זה</text:span><text:span text:style-name="T2">. </text:span><text:span text:style-name="T1">ושלוש סקרנות</text:span><text:span text:style-name="T2">. </text:span><text:span text:style-name="T1">התפקיד שלכם א הוא לשאול</text:span><text:span text:style-name="T2">. </text:span><text:span text:style-name="T1">בא לי להגיד לכם</text:span><text:span text:style-name="T2">, </text:span><text:span text:style-name="T1">אני מניח שזה ברור שיש לכם שני מלכים מאוד מאוד חזקים ומאוד מנוסים</text:span><text:span text:style-name="T2">. </text:span><text:span text:style-name="T1">אתם לא תצליחו לפגוע בנו</text:span><text:span text:style-name="T2">, </text:span><text:span text:style-name="T1">גם אם תנסו</text:span></text:p>
      <text:p text:style-name="P2">תשאלו</text:p>
      <text:p text:style-name="P1"><text:span text:style-name="T1">אה אתם לא תעליבו אותנו</text:span><text:span text:style-name="T2">, </text:span><text:span text:style-name="T1">אתם לא תחתרו תחת היכולת או המעמד שלנו</text:span><text:span text:style-name="T2">. </text:span><text:span text:style-name="T1">תרגישו בנוח להגיד מה שאתם מרגישים</text:span><text:span text:style-name="T2">, </text:span><text:span text:style-name="T1">מה שאתם צריכים</text:span><text:span text:style-name="T2">, </text:span><text:span text:style-name="T1">לאגר אותנו</text:span><text:span text:style-name="T2">, </text:span><text:span text:style-name="T1">לשאול שאלות</text:span><text:span text:style-name="T2">. </text:span><text:span text:style-name="T1">אם השאלות לא יהיו באסטרטגיה של השיעור</text:span><text:span text:style-name="T2">, </text:span><text:span text:style-name="T1">אנחנו נשית אותם הצידה</text:span><text:span text:style-name="T2">. </text:span><text:span text:style-name="T1">אל תהיו החסם של עצמכם א בתוך הדבר הזה</text:span><text:span text:style-name="T2">. </text:span><text:span text:style-name="T1">אנחנו ילדים מאוד מאוד גדולים א ואנחנו נדע להגן על עצמנו אם יש צורך</text:span><text:span text:style-name="T2">. </text:span><text:span text:style-name="T1">חוץ מזה</text:span><text:span text:style-name="T2">,</text:span></text:p>
      <text:p text:style-name="P1"><text:span text:style-name="T1">הרי לגבי סרז סרקסטי אותך חשוב להגיד מותר</text:span><text:span text:style-name="T2">. </text:span><text:span text:style-name="T1">רק</text:span></text:p>
      <text:p text:style-name="P1"><text:span text:style-name="T1">רק בדיוק סופר סרקסטי</text:span><text:span text:style-name="T2">. </text:span><text:span text:style-name="T1">אבל לא</text:span><text:span text:style-name="T2">, </text:span><text:span text:style-name="T1">הכוונה היא לא</text:span><text:span text:style-name="T2">, </text:span><text:span text:style-name="T1">אנחנו בעד צחוקים בבעד זה פשוט יש שני סוגי ציניות</text:span><text:span text:style-name="T2">. </text:span><text:span text:style-name="T1">בסדר</text:span><text:span text:style-name="T2">? </text:span><text:span text:style-name="T1">יש ציניות שהיא ציניות שבאה להפך</text:span><text:span text:style-name="T2">, </text:span><text:span text:style-name="T1">לארגע</text:span><text:span text:style-name="T2">, </text:span><text:span text:style-name="T1">דווקא לשים איזה אמת מגניבה על השולחן</text:span><text:span text:style-name="T2">, </text:span><text:span text:style-name="T1">לקרב ויש ציניות שבאה למשוך את ה את השטיח מתחת לרעיונות עמוקים ובעלי משמעות וזה ציניעות הרסנית שאותה אנחנו לא מרשים</text:span><text:span text:style-name="T2">. </text:span><text:span text:style-name="T1">בסדר</text:span><text:span text:style-name="T2">? </text:span><text:span text:style-name="T1">זה היה</text:span></text:p>
      <text:p text:style-name="P1"><text:span text:style-name="T1">עוד דבר</text:span><text:span text:style-name="T2">, </text:span><text:span text:style-name="T1">יש בפירוש סיכוי שבין המפגשים יצופו אצלכם דברים פרטיים מורכבים</text:span><text:span text:style-name="T2">,</text:span></text:p>
      <text:p text:style-name="P1"><text:span text:style-name="T1">נכון</text:span><text:span text:style-name="T2">?</text:span></text:p>
      <text:p text:style-name="P1"><text:span text:style-name="T1">טריגר</text:span><text:span text:style-name="T2">, </text:span><text:span text:style-name="T1">משהו שעולה אה אנחנו לשירותכם וכשאני אומר אנחנו לשירותכם אני מתכוון ש</text:span></text:p>
      <text:p text:style-name="P1"><text:span text:style-name="T1">לא באימפקט הוא אומר עד </text:span><text:span text:style-name="T2">12 </text:span><text:span text:style-name="T1">אני מ</text:span><text:span text:style-name="T2">-12 </text:span><text:span text:style-name="T1">זה ליאן עכשיו זה עד חצות לא עד חצות אני שותף לאירוע אחרי חצות</text:span></text:p>
      <text:p text:style-name="P2">פחות</text:p>
      <text:p text:style-name="P2">קיצור יש לכם את הטלפונים שלנו</text:p>
      <text:p text:style-name="P2">כן</text:p>
      <text:p text:style-name="P2">אתם מוזמנים להעזר בנו אם משהו קורה א זה כן באחריות שלנו בסדר</text:p>
      <text:p text:style-name="P2">מה עוד</text:p>
      <text:p text:style-name="P2">נעשה סבב קצר קצר</text:p>
      <text:p text:style-name="P2">זה לא יהיה קצר</text:p>
      <text:p text:style-name="P2">כן</text:p>
      <text:p text:style-name="P2">כן</text:p>
      <text:p text:style-name="P2">אמרו לנו</text:p>
      <text:p text:style-name="P2">תראו אנחנו צריכים לבדוק האם חצי שעה קודם או אחר כך משנה משהו בתנועה אז אם כן לי לא אכפת להזיז אבל יכול להיות</text:p>
      <text:p text:style-name="P2"><text:soft-page-break/>שעה אולי קודם</text:p>
      <text:p text:style-name="P1"><text:span text:style-name="T1">אפשר לעשות ט</text:span><text:span text:style-name="T2">est</text:span><text:span text:style-name="T1">טים עם השבוע תעשו</text:span><text:span text:style-name="T2">, </text:span><text:span text:style-name="T1">אתם מוזמנים לעשות ט</text:span><text:span text:style-name="T2">est</text:span><text:span text:style-name="T1">טים</text:span><text:span text:style-name="T2">. </text:span><text:span text:style-name="T1">א שימו את הוז חצי שעה לפני שתכננתם לצאת</text:span><text:span text:style-name="T2">. </text:span><text:span text:style-name="T1">תראו כמה זה</text:span><text:span text:style-name="T2">. </text:span><text:span text:style-name="T1">יצאו בשעה היהודה</text:span><text:span text:style-name="T2">. </text:span><text:span text:style-name="T1">אם תגלו שיש פער משמעותי ונגיע לקונסנזוס</text:span><text:span text:style-name="T2">, </text:span><text:span text:style-name="T1">אין לי שום בעיה</text:span><text:span text:style-name="T2">. </text:span><text:span text:style-name="T1">גם אני נתקעתי היום</text:span><text:span text:style-name="T2">. </text:span><text:span text:style-name="T1">אני בדרך כלל לוקח לי </text:span><text:span text:style-name="T2">30 </text:span><text:span text:style-name="T1">דקות</text:span><text:span text:style-name="T2">. </text:span><text:span text:style-name="T1">הם לקח לי מעל שעה</text:span><text:span text:style-name="T2">. </text:span><text:span text:style-name="T1">אז</text:span></text:p>
      <text:p text:style-name="P1"><text:span text:style-name="T1">אגב</text:span><text:span text:style-name="T2">, </text:span><text:span text:style-name="T1">גם יכול להיות שאפשר אם יש מישהו שבא במרכז</text:span><text:span text:style-name="T2">, </text:span><text:span text:style-name="T1">יכול להגיע סתם לרכבת בזיכרון ומישהו בא בדרך ואוסף</text:span><text:span text:style-name="T2">, </text:span><text:span text:style-name="T1">לא יודעת</text:span><text:span text:style-name="T2">. </text:span><text:span text:style-name="T1">כאילו יכול להיות שאפשר</text:span></text:p>
      <text:p text:style-name="P1"><text:span text:style-name="T1">תהיה מידה</text:span><text:span text:style-name="T2">, </text:span><text:span text:style-name="T1">תהיה למידה</text:span><text:span text:style-name="T2">. </text:span><text:span text:style-name="T1">אתם מוזמנים לעשות לעשות את הט</text:span><text:span text:style-name="T2">est</text:span><text:span text:style-name="T1">ט הזה בוז</text:span><text:span text:style-name="T2">?</text:span></text:p>
      <text:p text:style-name="P1"><text:span text:style-name="T1">כרגע</text:span><text:span text:style-name="T2">. </text:span><text:span text:style-name="T1">זה יודע שאנחנו לא יכולים להעביר תבדקו מה קורה אם אתם רוצים להגיע לפה חצי שעה חצי שעה קודם ולראות</text:span></text:p>
      <text:p text:style-name="P2">אם לאחר</text:p>
      <text:p text:style-name="P2">לאחר זה יעשה</text:p>
      <text:p text:style-name="P2">אז אנחנו נראה אם זה מקרי או נבדוק את זה</text:p>
      <text:p text:style-name="P2">בוא נבדוק אם אם זה לאחר חצי שעה להקדים חצי שעה זה אין בעיה כאילו זה לא ה אבל אוקיי צריך לראות פשוט אני לא בטוחה שהקדמה כזאת או אחרת תעשה הבדל בסדר צריך לבדוק</text:p>
      <text:p text:style-name="P2">עוד משהו אה</text:p>
      <text:p text:style-name="P2">רוצה להשים שם גם</text:p>
      <text:p text:style-name="P2">כן לא בוא ניקח כמה דקות הפסקה</text:p>
      <text:p text:style-name="P2">אוקיי</text:p>
      <text:p text:style-name="P1"><text:span text:style-name="T1">א אנחנו עושים </text:span><text:span text:style-name="T2">10 </text:span><text:span text:style-name="T1">דקות הפסקה גונג הזה אתם תהיו מותנים פבלובית מהר מאוד מוציא להפסקות מחזיר תקשיבו לו מוציא לתרגלים מחזיר מתרגלים </text:span><text:span text:style-name="T2">10 </text:span><text:span text:style-name="T1">דקות אנחנו חוזרים טיימר ככה</text:span></text:p>
      <text:p text:style-name="P2">את ההקלטה</text:p>
      <text:p text:style-name="P3"/>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4T01:03:42.196481000</meta:creation-date>
    <dc:date>2025-11-04T01:04:13.379868000</dc:date>
    <meta:editing-duration>PT31S</meta:editing-duration>
    <meta:editing-cycles>1</meta:editing-cycles>
    <meta:document-statistic meta:table-count="0" meta:image-count="0" meta:object-count="0" meta:page-count="13" meta:paragraph-count="206" meta:word-count="6623" meta:character-count="32891" meta:non-whitespace-character-count="26474"/>
    <meta:generator>LibreOffice/25.8.2.2$Windows_X86_64 LibreOffice_project/d401f2107ccab8f924a8e2df40f573aab7605b6f</meta:generator>
  </office:meta>
</office:document-meta>
</file>